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ource Han Serif CN" svg:font-family="'Source Han Serif CN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Source Han Serif CN1" svg:font-family="'Source Han Serif CN'" style:font-family-generic="system" style:font-pitch="variable"/>
  </office:font-face-decls>
  <office:automatic-styles>
    <style:style style:name="co1" style:family="table-column">
      <style:table-column-properties fo:break-before="auto" style:column-width="22.51mm"/>
    </style:style>
    <style:style style:name="co2" style:family="table-column">
      <style:table-column-properties fo:break-before="auto" style:column-width="22.54mm"/>
    </style:style>
    <style:style style:name="co3" style:family="table-column">
      <style:table-column-properties fo:break-before="auto" style:column-width="22.52mm"/>
    </style:style>
    <style:style style:name="co4" style:family="table-column">
      <style:table-column-properties fo:break-before="auto" style:column-width="22.5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false"/>
    </style:style>
    <style:style style:name="ro2" style:family="table-row">
      <style:table-row-properties style:row-height="6.05mm" fo:break-before="auto" style:use-optimal-row-height="false"/>
    </style:style>
    <style:style style:name="ta1" style:family="table" style:master-page-name="PageStyle_5f_工作表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cd3c1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ackground-color="#c7a0cb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fo:background-color="#fffbcc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glyph-orientation-vertical="0" fo:background-color="#c7a0cb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bee3d3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fo:background-color="#87d1d1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ource Han Serif CN" fo:font-size="10pt" fo:font-style="normal" fo:text-shadow="none" style:text-underline-style="none" fo:font-weight="normal" style:font-name-asian="Source Han Serif C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fedcc6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bee3d3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glyph-orientation-vertical="0" fo:background-color="#87d1d1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ource Han Serif CN" fo:font-size="10pt" fo:font-style="normal" fo:text-shadow="none" style:text-underline-style="none" fo:font-weight="normal" style:font-name-asian="Source Han Serif C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cd3c1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ource Han Serif CN" fo:font-size="10pt" fo:font-style="normal" fo:text-shadow="none" style:text-underline-style="none" fo:font-weight="normal" style:font-name-asian="Source Han Serif C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c7a0cb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ource Han Serif CN" fo:font-size="10pt" fo:font-style="normal" fo:text-shadow="none" style:text-underline-style="none" fo:font-weight="normal" style:font-name-asian="Source Han Serif CN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9a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ource Han Serif CN" fo:font-size="10pt" fo:font-style="normal" fo:text-shadow="none" style:text-underline-style="none" fo:font-weight="normal" style:font-name-asian="Source Han Serif CN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87d1d1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6" style:family="table-cell" style:parent-style-name="Default">
      <style:table-cell-properties style:glyph-orientation-vertical="0" fo:background-color="#c7a0cb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ource Han Serif CN" fo:font-size="10pt" fo:font-style="normal" fo:text-shadow="none" style:text-underline-style="none" fo:font-weight="normal" style:font-name-asian="Source Han Serif CN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style-complex="normal" style:text-position="0% 100%" fo:font-size="10pt" fo:font-weight="normal" style:text-underline-style="none" style:text-underline-color="font-color" style:text-line-through-type="none" fo:font-style="normal" style:text-outline="false" style:use-window-font-color="true" fo:text-shadow="none" style:font-name-asian="Source Han Serif CN" style:font-size-asian="10pt" style:font-size-complex="10pt" style:font-weight-asian="normal" style:font-weight-complex="normal" style:font-style-asian="normal" style:font-name="Source Han Serif CN"/>
    </style:style>
    <style:style style:name="T2" style:family="text">
      <style:text-properties style:font-style-complex="normal" style:text-position="0% 100%" fo:font-size="10pt" fo:font-weight="normal" style:text-underline-style="none" style:text-underline-color="font-color" style:text-line-through-type="none" fo:font-style="normal" style:text-outline="false" style:use-window-font-color="true" fo:text-shadow="none" style:font-size-asian="10pt" style:font-size-complex="10pt" style:font-weight-asian="normal" style:font-weight-complex="normal" style:font-style-asian="normal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工作表1" table:style-name="ta1">
        <office:forms form:automatic-focus="false" form:apply-design-mode="false"/>
        <table:shapes>
          <draw:frame draw:z-index="0" draw:style-name="gr1" draw:text-style-name="P1" svg:width="159.99mm" svg:height="89.99mm" svg:x="102.41mm" svg:y="264.42mm">
            <draw:object draw:notify-on-update-of-ranges="工作表1.AI30:工作表1.AI42 工作表1.AJ30:工作表1.AJ42 工作表1.AJ29:工作表1.AJ29 工作表1.AI30:工作表1.AI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ce2"/>
        <table:table-column table:style-name="co2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4" table:default-cell-style-name="ce2"/>
        <table:table-column table:style-name="co5" table:default-cell-style-name="ce2"/>
        <table:table-column table:style-name="co4" table:default-cell-style-name="ce2"/>
        <table:table-column table:style-name="co1" table:default-cell-style-name="ce2"/>
        <table:table-column table:style-name="co5" table:number-columns-repeated="12" table:default-cell-style-name="ce2"/>
        <table:table-column table:style-name="co1" table:number-columns-repeated="238" table:default-cell-style-name="ce2"/>
        <table:table-column table:style-name="co1" table:number-columns-repeated="754" table:default-cell-style-name="Default"/>
        <table:table-row table:style-name="ro1">
          <table:table-cell table:style-name="ce1"/>
          <table:table-cell table:style-name="ce6"/>
          <table:table-cell table:style-name="ce1"/>
          <table:table-cell table:style-name="ce6"/>
          <table:table-cell table:style-name="ce1"/>
          <table:table-cell table:style-name="ce8" office:value-type="string" calcext:value-type="string">
            <text:p>Z0=173.80</text:p>
          </table:table-cell>
          <table:table-cell table:style-name="ce9" office:value-type="string" calcext:value-type="string">
            <text:p>173.33&lt;Z0&lt;173.93</text:p>
          </table:table-cell>
          <table:table-cell table:style-name="ce6" table:number-columns-repeated="2"/>
          <table:table-cell table:style-name="ce6" office:value-type="string" calcext:value-type="string">
            <text:p>P0=1</text:p>
          </table:table-cell>
          <table:table-cell table:style-name="ce6" table:number-columns-repeated="3"/>
          <table:table-cell table:style-name="ce8"/>
          <table:table-cell table:style-name="ce9"/>
          <table:table-cell table:style-name="ce1"/>
          <table:table-cell table:style-name="ce9" table:number-columns-repeated="3"/>
          <table:table-cell table:style-name="ce12" table:number-columns-repeated="13"/>
          <table:table-cell table:number-columns-repeated="992"/>
        </table:table-row>
        <table:table-row table:style-name="ro2">
          <table:table-cell table:style-name="ce1"/>
          <table:table-cell table:style-name="ce6" office:value-type="string" calcext:value-type="string">
            <text:p>施测号数</text:p>
          </table:table-cell>
          <table:table-cell table:style-name="ce1" office:value-type="string" calcext:value-type="string">
            <text:p><text:span text:style-name="T1">水位</text:span><text:span text:style-name="T2">Z</text:span></text:p>
          </table:table-cell>
          <table:table-cell table:style-name="ce6" office:value-type="string" calcext:value-type="string">
            <text:p><text:span text:style-name="T1">流量</text:span><text:span text:style-name="T2">Q</text:span></text:p>
          </table:table-cell>
          <table:table-cell table:style-name="ce1"/>
          <table:table-cell table:style-name="ce9" office:value-type="string" calcext:value-type="string">
            <text:p>Ze=Z-Z0</text:p>
          </table:table-cell>
          <table:table-cell table:style-name="ce8" office:value-type="string" calcext:value-type="string">
            <text:p>X=LnZe</text:p>
          </table:table-cell>
          <table:table-cell table:style-name="ce9" office:value-type="string" calcext:value-type="string">
            <text:p>Y=LnQ</text:p>
          </table:table-cell>
          <table:table-cell table:style-name="ce9"/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P0</text:p>
          </table:table-cell>
          <table:table-cell table:style-name="ce6"/>
          <table:table-cell table:style-name="ce8" office:value-type="string" calcext:value-type="string">
            <text:p>P1</text:p>
          </table:table-cell>
          <table:table-cell table:style-name="ce6" office:value-type="string" calcext:value-type="string">
            <text:p>P2</text:p>
          </table:table-cell>
          <table:table-cell table:style-name="ce1" office:value-type="string" calcext:value-type="string">
            <text:p>P3</text:p>
          </table:table-cell>
          <table:table-cell table:style-name="ce6" office:value-type="string" calcext:value-type="string">
            <text:p>P4</text:p>
          </table:table-cell>
          <table:table-cell table:style-name="ce6" table:number-columns-repeated="2"/>
          <table:table-cell table:style-name="ce1" table:number-columns-repeated="13"/>
          <table:table-cell table:number-columns-repeated="992"/>
        </table:table-row>
        <table:table-row table:style-name="ro1"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1" office:value-type="float" office:value="173.19" calcext:value-type="float">
            <text:p>173.19</text:p>
          </table:table-cell>
          <table:table-cell table:style-name="ce6" office:value-type="float" office:value="6.34" calcext:value-type="float">
            <text:p>6.34</text:p>
          </table:table-cell>
          <table:table-cell table:style-name="ce1"/>
          <table:table-cell table:style-name="ce6" table:formula="of:=[.C3]-172.8" office:value-type="float" office:value="0.389999999999986" calcext:value-type="float">
            <text:p>0.389999999999986</text:p>
          </table:table-cell>
          <table:table-cell table:style-name="ce8" table:formula="of:=LN([.F3])" office:value-type="float" office:value="-0.94160853985848" calcext:value-type="float">
            <text:p>-0.94160853985848</text:p>
          </table:table-cell>
          <table:table-cell table:style-name="ce6" table:formula="of:=LN([.D3])" office:value-type="float" office:value="1.84687876844913" calcext:value-type="float">
            <text:p>1.84687876844913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8" table:formula="of:=[.G3]-(-0.580411663)" office:value-type="float" office:value="-0.36119687685848" calcext:value-type="float">
            <text:p>-0.36119687685848</text:p>
          </table:table-cell>
          <table:table-cell table:style-name="ce6"/>
          <table:table-cell table:style-name="ce1"/>
          <table:table-cell table:style-name="ce6" table:formula="of:=([.O3]^2)" office:value-type="float" office:value="0" calcext:value-type="float">
            <text:p>0</text:p>
          </table:table-cell>
          <table:table-cell table:style-name="ce6" table:number-columns-repeated="2"/>
          <table:table-cell table:style-name="ce1" table:number-columns-repeated="13"/>
          <table:table-cell table:number-columns-repeated="992"/>
        </table:table-row>
        <table:table-row table:style-name="ro1">
          <table:table-cell table:style-name="ce1"/>
          <table:table-cell table:style-name="ce6" office:value-type="float" office:value="2" calcext:value-type="float">
            <text:p>2</text:p>
          </table:table-cell>
          <table:table-cell table:style-name="ce1" office:value-type="float" office:value="173.14" calcext:value-type="float">
            <text:p>173.14</text:p>
          </table:table-cell>
          <table:table-cell table:style-name="ce6" office:value-type="float" office:value="4.71" calcext:value-type="float">
            <text:p>4.71</text:p>
          </table:table-cell>
          <table:table-cell table:style-name="ce1"/>
          <table:table-cell table:style-name="ce6" table:formula="of:=[.C4]-172.8" office:value-type="float" office:value="0.339999999999975" calcext:value-type="float">
            <text:p>0.339999999999975</text:p>
          </table:table-cell>
          <table:table-cell table:style-name="ce8" table:formula="of:=LN([.F4])" office:value-type="float" office:value="-1.078809661372" calcext:value-type="float">
            <text:p>-1.078809661372</text:p>
          </table:table-cell>
          <table:table-cell table:style-name="ce6" table:formula="of:=LN([.D4])" office:value-type="float" office:value="1.54968790802833" calcext:value-type="float">
            <text:p>1.54968790802833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8" table:formula="of:=[.G4]-(-0.580411663)" office:value-type="float" office:value="-0.498397998372004" calcext:value-type="float">
            <text:p>-0.498397998372004</text:p>
          </table:table-cell>
          <table:table-cell table:style-name="ce6"/>
          <table:table-cell table:style-name="ce1"/>
          <table:table-cell table:style-name="ce6" table:number-columns-repeated="3"/>
          <table:table-cell table:style-name="ce1" table:number-columns-repeated="13"/>
          <table:table-cell table:number-columns-repeated="992"/>
        </table:table-row>
        <table:table-row table:style-name="ro1">
          <table:table-cell table:style-name="ce1"/>
          <table:table-cell table:style-name="ce6" office:value-type="float" office:value="3" calcext:value-type="float">
            <text:p>3</text:p>
          </table:table-cell>
          <table:table-cell table:style-name="ce1" office:value-type="float" office:value="173.15" calcext:value-type="float">
            <text:p>173.15</text:p>
          </table:table-cell>
          <table:table-cell table:style-name="ce6" office:value-type="float" office:value="5.05" calcext:value-type="float">
            <text:p>5.05</text:p>
          </table:table-cell>
          <table:table-cell table:style-name="ce1"/>
          <table:table-cell table:style-name="ce6" table:formula="of:=[.C5]-172.8" office:value-type="float" office:value="0.349999999999994" calcext:value-type="float">
            <text:p>0.349999999999994</text:p>
          </table:table-cell>
          <table:table-cell table:style-name="ce8" table:formula="of:=LN([.F5])" office:value-type="float" office:value="-1.04982212449869" calcext:value-type="float">
            <text:p>-1.04982212449869</text:p>
          </table:table-cell>
          <table:table-cell table:style-name="ce6" table:formula="of:=LN([.D5])" office:value-type="float" office:value="1.61938824328727" calcext:value-type="float">
            <text:p>1.61938824328727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8" table:formula="of:=[.G5]-(-0.580411663)" office:value-type="float" office:value="-0.469410461498694" calcext:value-type="float">
            <text:p>-0.469410461498694</text:p>
          </table:table-cell>
          <table:table-cell table:style-name="ce6"/>
          <table:table-cell table:style-name="ce1"/>
          <table:table-cell table:style-name="ce6" table:number-columns-repeated="3"/>
          <table:table-cell table:style-name="ce1" table:number-columns-repeated="13"/>
          <table:table-cell table:number-columns-repeated="992"/>
        </table:table-row>
        <table:table-row table:style-name="ro1">
          <table:table-cell table:style-name="ce1"/>
          <table:table-cell table:style-name="ce6" office:value-type="float" office:value="4" calcext:value-type="float">
            <text:p>4</text:p>
          </table:table-cell>
          <table:table-cell table:style-name="ce1" office:value-type="float" office:value="173.18" calcext:value-type="float">
            <text:p>173.18</text:p>
          </table:table-cell>
          <table:table-cell table:style-name="ce6" office:value-type="float" office:value="6.25" calcext:value-type="float">
            <text:p>6.25</text:p>
          </table:table-cell>
          <table:table-cell table:style-name="ce1"/>
          <table:table-cell table:style-name="ce6" table:formula="of:=[.C6]-172.8" office:value-type="float" office:value="0.379999999999995" calcext:value-type="float">
            <text:p>0.379999999999995</text:p>
          </table:table-cell>
          <table:table-cell table:style-name="ce8" table:formula="of:=LN([.F6])" office:value-type="float" office:value="-0.967584026261718" calcext:value-type="float">
            <text:p>-0.967584026261718</text:p>
          </table:table-cell>
          <table:table-cell table:style-name="ce6" table:formula="of:=LN([.D6])" office:value-type="float" office:value="1.83258146374831" calcext:value-type="float">
            <text:p>1.83258146374831</text:p>
          </table:table-cell>
          <table:table-cell table:style-name="ce6"/>
          <table:table-cell table:style-name="ce6" office:value-type="float" office:value="4" calcext:value-type="float">
            <text:p>4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8" table:formula="of:=[.G6]-(-0.580411663)" office:value-type="float" office:value="-0.387172363261718" calcext:value-type="float">
            <text:p>-0.387172363261718</text:p>
          </table:table-cell>
          <table:table-cell table:style-name="ce6"/>
          <table:table-cell table:style-name="ce1"/>
          <table:table-cell table:style-name="ce6" table:number-columns-repeated="3"/>
          <table:table-cell table:style-name="ce1" table:number-columns-repeated="13"/>
          <table:table-cell table:number-columns-repeated="992"/>
        </table:table-row>
        <table:table-row table:style-name="ro1">
          <table:table-cell table:style-name="ce1"/>
          <table:table-cell table:style-name="ce6" office:value-type="float" office:value="5" calcext:value-type="float">
            <text:p>5</text:p>
          </table:table-cell>
          <table:table-cell table:style-name="ce1" office:value-type="float" office:value="173.89" calcext:value-type="float">
            <text:p>173.89</text:p>
          </table:table-cell>
          <table:table-cell table:style-name="ce6" office:value-type="float" office:value="51.2" calcext:value-type="float">
            <text:p>51.2</text:p>
          </table:table-cell>
          <table:table-cell table:style-name="ce1"/>
          <table:table-cell table:style-name="ce6" table:formula="of:=[.C7]-172.8" office:value-type="float" office:value="1.08999999999998" calcext:value-type="float">
            <text:p>1.08999999999998</text:p>
          </table:table-cell>
          <table:table-cell table:style-name="ce8" table:formula="of:=LN([.F7])" office:value-type="float" office:value="0.0861776962410294" calcext:value-type="float">
            <text:p>0.086177696241029</text:p>
          </table:table-cell>
          <table:table-cell table:style-name="ce6" table:formula="of:=LN([.D7])" office:value-type="float" office:value="3.93573953204546" calcext:value-type="float">
            <text:p>3.93573953204546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8" table:formula="of:=[.G7]-(-0.580411663)" office:value-type="float" office:value="0.666589359241029" calcext:value-type="float">
            <text:p>0.666589359241029</text:p>
          </table:table-cell>
          <table:table-cell table:style-name="ce6"/>
          <table:table-cell table:style-name="ce1"/>
          <table:table-cell table:style-name="ce6" table:number-columns-repeated="3"/>
          <table:table-cell table:style-name="ce1" table:number-columns-repeated="13"/>
          <table:table-cell table:number-columns-repeated="992"/>
        </table:table-row>
        <table:table-row table:style-name="ro1">
          <table:table-cell table:style-name="ce1"/>
          <table:table-cell table:style-name="ce6" office:value-type="float" office:value="6" calcext:value-type="float">
            <text:p>6</text:p>
          </table:table-cell>
          <table:table-cell table:style-name="ce1" office:value-type="float" office:value="173.7" calcext:value-type="float">
            <text:p>173.7</text:p>
          </table:table-cell>
          <table:table-cell table:style-name="ce6" office:value-type="float" office:value="34.3" calcext:value-type="float">
            <text:p>34.3</text:p>
          </table:table-cell>
          <table:table-cell table:style-name="ce1"/>
          <table:table-cell table:style-name="ce6" table:formula="of:=[.C8]-172.8" office:value-type="float" office:value="0.899999999999977" calcext:value-type="float">
            <text:p>0.899999999999977</text:p>
          </table:table-cell>
          <table:table-cell table:style-name="ce8" table:formula="of:=LN([.F8])" office:value-type="float" office:value="-0.105360515657852" calcext:value-type="float">
            <text:p>-0.105360515657852</text:p>
          </table:table-cell>
          <table:table-cell table:style-name="ce6" table:formula="of:=LN([.D8])" office:value-type="float" office:value="3.53514535417189" calcext:value-type="float">
            <text:p>3.53514535417189</text:p>
          </table:table-cell>
          <table:table-cell table:style-name="ce6"/>
          <table:table-cell table:style-name="ce6" office:value-type="float" office:value="6" calcext:value-type="float">
            <text:p>6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8" table:formula="of:=[.G8]-(-0.580411663)" office:value-type="float" office:value="0.475051147342148" calcext:value-type="float">
            <text:p>0.475051147342148</text:p>
          </table:table-cell>
          <table:table-cell table:style-name="ce6"/>
          <table:table-cell table:style-name="ce1"/>
          <table:table-cell table:style-name="ce6" table:number-columns-repeated="3"/>
          <table:table-cell table:style-name="ce1" table:number-columns-repeated="13"/>
          <table:table-cell table:number-columns-repeated="992"/>
        </table:table-row>
        <table:table-row table:style-name="ro1">
          <table:table-cell table:style-name="ce1"/>
          <table:table-cell table:style-name="ce6" office:value-type="float" office:value="7" calcext:value-type="float">
            <text:p>7</text:p>
          </table:table-cell>
          <table:table-cell table:style-name="ce1" office:value-type="float" office:value="175.16" calcext:value-type="float">
            <text:p>175.16</text:p>
          </table:table-cell>
          <table:table-cell table:style-name="ce6" office:value-type="float" office:value="208" calcext:value-type="float">
            <text:p>208</text:p>
          </table:table-cell>
          <table:table-cell table:style-name="ce1"/>
          <table:table-cell table:style-name="ce6" table:formula="of:=[.C9]-172.8" office:value-type="float" office:value="2.35999999999999" calcext:value-type="float">
            <text:p>2.35999999999999</text:p>
          </table:table-cell>
          <table:table-cell table:style-name="ce8" table:formula="of:=LN([.F9])" office:value-type="float" office:value="0.858661619037513" calcext:value-type="float">
            <text:p>0.858661619037513</text:p>
          </table:table-cell>
          <table:table-cell table:style-name="ce6" table:formula="of:=LN([.D9])" office:value-type="float" office:value="5.33753807970132" calcext:value-type="float">
            <text:p>5.33753807970132</text:p>
          </table:table-cell>
          <table:table-cell table:style-name="ce6"/>
          <table:table-cell table:style-name="ce6" office:value-type="float" office:value="7" calcext:value-type="float">
            <text:p>7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8" table:formula="of:=[.G9]-(-0.580411663)" office:value-type="float" office:value="1.43907328203751" calcext:value-type="float">
            <text:p>1.43907328203751</text:p>
          </table:table-cell>
          <table:table-cell table:style-name="ce6"/>
          <table:table-cell table:style-name="ce1"/>
          <table:table-cell table:style-name="ce6" table:number-columns-repeated="3"/>
          <table:table-cell table:style-name="ce1" table:number-columns-repeated="13"/>
          <table:table-cell table:number-columns-repeated="992"/>
        </table:table-row>
        <table:table-row table:style-name="ro1">
          <table:table-cell table:style-name="ce1"/>
          <table:table-cell table:style-name="ce6" office:value-type="float" office:value="8" calcext:value-type="float">
            <text:p>8</text:p>
          </table:table-cell>
          <table:table-cell table:style-name="ce1" office:value-type="float" office:value="174.76" calcext:value-type="float">
            <text:p>174.76</text:p>
          </table:table-cell>
          <table:table-cell table:style-name="ce6" office:value-type="float" office:value="155" calcext:value-type="float">
            <text:p>155</text:p>
          </table:table-cell>
          <table:table-cell table:style-name="ce1"/>
          <table:table-cell table:style-name="ce6" table:formula="of:=[.C10]-172.8" office:value-type="float" office:value="1.95999999999998" calcext:value-type="float">
            <text:p>1.95999999999998</text:p>
          </table:table-cell>
          <table:table-cell table:style-name="ce8" table:formula="of:=LN([.F10])" office:value-type="float" office:value="0.672944473242415" calcext:value-type="float">
            <text:p>0.672944473242415</text:p>
          </table:table-cell>
          <table:table-cell table:style-name="ce6" table:formula="of:=LN([.D10])" office:value-type="float" office:value="5.04342511691925" calcext:value-type="float">
            <text:p>5.04342511691925</text:p>
          </table:table-cell>
          <table:table-cell table:style-name="ce6"/>
          <table:table-cell table:style-name="ce6" office:value-type="float" office:value="8" calcext:value-type="float">
            <text:p>8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8" table:formula="of:=[.G10]-(-0.580411663)" office:value-type="float" office:value="1.25335613624242" calcext:value-type="float">
            <text:p>1.25335613624242</text:p>
          </table:table-cell>
          <table:table-cell table:style-name="ce6"/>
          <table:table-cell table:style-name="ce1"/>
          <table:table-cell table:style-name="ce6" table:number-columns-repeated="3"/>
          <table:table-cell table:style-name="ce1" table:number-columns-repeated="13"/>
          <table:table-cell table:number-columns-repeated="992"/>
        </table:table-row>
        <table:table-row table:style-name="ro1">
          <table:table-cell table:style-name="ce1"/>
          <table:table-cell table:style-name="ce6" office:value-type="float" office:value="9" calcext:value-type="float">
            <text:p>9</text:p>
          </table:table-cell>
          <table:table-cell table:style-name="ce1" office:value-type="float" office:value="174.41" calcext:value-type="float">
            <text:p>174.41</text:p>
          </table:table-cell>
          <table:table-cell table:style-name="ce6" office:value-type="float" office:value="108" calcext:value-type="float">
            <text:p>108</text:p>
          </table:table-cell>
          <table:table-cell table:style-name="ce1"/>
          <table:table-cell table:style-name="ce6" table:formula="of:=[.C11]-172.8" office:value-type="float" office:value="1.60999999999999" calcext:value-type="float">
            <text:p>1.60999999999999</text:p>
          </table:table-cell>
          <table:table-cell table:style-name="ce8" table:formula="of:=LN([.F11])" office:value-type="float" office:value="0.476234178996362" calcext:value-type="float">
            <text:p>0.476234178996362</text:p>
          </table:table-cell>
          <table:table-cell table:style-name="ce6" table:formula="of:=LN([.D11])" office:value-type="float" office:value="4.68213122712422" calcext:value-type="float">
            <text:p>4.68213122712422</text:p>
          </table:table-cell>
          <table:table-cell table:style-name="ce6"/>
          <table:table-cell table:style-name="ce6" office:value-type="float" office:value="9" calcext:value-type="float">
            <text:p>9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8" table:formula="of:=[.G11]-(-0.580411663)" office:value-type="float" office:value="1.05664584199636" calcext:value-type="float">
            <text:p>1.05664584199636</text:p>
          </table:table-cell>
          <table:table-cell table:style-name="ce6"/>
          <table:table-cell table:style-name="ce1"/>
          <table:table-cell table:style-name="ce6" table:number-columns-repeated="3"/>
          <table:table-cell table:style-name="ce1" table:number-columns-repeated="13"/>
          <table:table-cell table:number-columns-repeated="992"/>
        </table:table-row>
        <table:table-row table:style-name="ro1">
          <table:table-cell table:style-name="ce1"/>
          <table:table-cell table:style-name="ce6" office:value-type="float" office:value="10" calcext:value-type="float">
            <text:p>10</text:p>
          </table:table-cell>
          <table:table-cell table:style-name="ce1" office:value-type="float" office:value="174.02" calcext:value-type="float">
            <text:p>174.02</text:p>
          </table:table-cell>
          <table:table-cell table:style-name="ce6" office:value-type="float" office:value="62.9" calcext:value-type="float">
            <text:p>62.9</text:p>
          </table:table-cell>
          <table:table-cell table:style-name="ce1"/>
          <table:table-cell table:style-name="ce6" table:formula="of:=[.C12]-172.8" office:value-type="float" office:value="1.22" calcext:value-type="float">
            <text:p>1.22</text:p>
          </table:table-cell>
          <table:table-cell table:style-name="ce8" table:formula="of:=LN([.F12])" office:value-type="float" office:value="0.198850858745164" calcext:value-type="float">
            <text:p>0.198850858745164</text:p>
          </table:table-cell>
          <table:table-cell table:style-name="ce6" table:formula="of:=LN([.D12])" office:value-type="float" office:value="4.1415461637064" calcext:value-type="float">
            <text:p>4.1415461637064</text:p>
          </table:table-cell>
          <table:table-cell table:style-name="ce6"/>
          <table:table-cell table:style-name="ce6" office:value-type="float" office:value="10" calcext:value-type="float">
            <text:p>10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8" table:formula="of:=[.G12]-(-0.580411663)" office:value-type="float" office:value="0.779262521745164" calcext:value-type="float">
            <text:p>0.779262521745164</text:p>
          </table:table-cell>
          <table:table-cell table:style-name="ce6"/>
          <table:table-cell table:style-name="ce1"/>
          <table:table-cell table:style-name="ce6" table:number-columns-repeated="3"/>
          <table:table-cell table:style-name="ce1" table:number-columns-repeated="13"/>
          <table:table-cell table:number-columns-repeated="992"/>
        </table:table-row>
        <table:table-row table:style-name="ro1">
          <table:table-cell table:style-name="ce1"/>
          <table:table-cell table:style-name="ce6" office:value-type="float" office:value="11" calcext:value-type="float">
            <text:p>11</text:p>
          </table:table-cell>
          <table:table-cell table:style-name="ce1" office:value-type="float" office:value="173.55" calcext:value-type="float">
            <text:p>173.55</text:p>
          </table:table-cell>
          <table:table-cell table:style-name="ce6" office:value-type="float" office:value="24.1" calcext:value-type="float">
            <text:p>24.1</text:p>
          </table:table-cell>
          <table:table-cell table:style-name="ce1"/>
          <table:table-cell table:style-name="ce6" table:formula="of:=[.C13]-172.8" office:value-type="float" office:value="0.75" calcext:value-type="float">
            <text:p>0.75</text:p>
          </table:table-cell>
          <table:table-cell table:style-name="ce8" table:formula="of:=LN([.F13])" office:value-type="float" office:value="-0.287682072451781" calcext:value-type="float">
            <text:p>-0.287682072451781</text:p>
          </table:table-cell>
          <table:table-cell table:style-name="ce6" table:formula="of:=LN([.D13])" office:value-type="float" office:value="3.18221184049661" calcext:value-type="float">
            <text:p>3.18221184049661</text:p>
          </table:table-cell>
          <table:table-cell table:style-name="ce6"/>
          <table:table-cell table:style-name="ce6" office:value-type="float" office:value="11" calcext:value-type="float">
            <text:p>1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8" table:formula="of:=[.G13]-(-0.580411663)" office:value-type="float" office:value="0.292729590548219" calcext:value-type="float">
            <text:p>0.292729590548219</text:p>
          </table:table-cell>
          <table:table-cell table:style-name="ce6"/>
          <table:table-cell table:style-name="ce1"/>
          <table:table-cell table:style-name="ce6" table:number-columns-repeated="3"/>
          <table:table-cell table:style-name="ce1" table:number-columns-repeated="13"/>
          <table:table-cell table:number-columns-repeated="992"/>
        </table:table-row>
        <table:table-row table:style-name="ro1">
          <table:table-cell table:style-name="ce1"/>
          <table:table-cell table:style-name="ce6" office:value-type="float" office:value="12" calcext:value-type="float">
            <text:p>12</text:p>
          </table:table-cell>
          <table:table-cell table:style-name="ce1" office:value-type="float" office:value="173.22" calcext:value-type="float">
            <text:p>173.22</text:p>
          </table:table-cell>
          <table:table-cell table:style-name="ce6" office:value-type="float" office:value="7.66" calcext:value-type="float">
            <text:p>7.66</text:p>
          </table:table-cell>
          <table:table-cell table:style-name="ce1"/>
          <table:table-cell table:style-name="ce6" table:formula="of:=[.C14]-172.8" office:value-type="float" office:value="0.419999999999988" calcext:value-type="float">
            <text:p>0.419999999999988</text:p>
          </table:table-cell>
          <table:table-cell table:style-name="ce8" table:formula="of:=LN([.F14])" office:value-type="float" office:value="-0.867500567704753" calcext:value-type="float">
            <text:p>-0.867500567704753</text:p>
          </table:table-cell>
          <table:table-cell table:style-name="ce6" table:formula="of:=LN([.D14])" office:value-type="float" office:value="2.0360119837525" calcext:value-type="float">
            <text:p>2.0360119837525</text:p>
          </table:table-cell>
          <table:table-cell table:style-name="ce6"/>
          <table:table-cell table:style-name="ce6" office:value-type="float" office:value="12" calcext:value-type="float">
            <text:p>12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8" table:formula="of:=[.G14]-(-0.580411663)" office:value-type="float" office:value="-0.287088904704753" calcext:value-type="float">
            <text:p>-0.287088904704753</text:p>
          </table:table-cell>
          <table:table-cell table:style-name="ce6"/>
          <table:table-cell table:style-name="ce1"/>
          <table:table-cell table:style-name="ce6" table:number-columns-repeated="3"/>
          <table:table-cell table:style-name="ce1" table:number-columns-repeated="13"/>
          <table:table-cell table:number-columns-repeated="992"/>
        </table:table-row>
        <table:table-row table:style-name="ro1">
          <table:table-cell table:style-name="ce1"/>
          <table:table-cell table:style-name="ce6" office:value-type="float" office:value="13" calcext:value-type="float">
            <text:p>13</text:p>
          </table:table-cell>
          <table:table-cell table:style-name="ce1" office:value-type="float" office:value="173.01" calcext:value-type="float">
            <text:p>173.01</text:p>
          </table:table-cell>
          <table:table-cell table:style-name="ce6" office:value-type="float" office:value="1.26" calcext:value-type="float">
            <text:p>1.26</text:p>
          </table:table-cell>
          <table:table-cell table:style-name="ce1"/>
          <table:table-cell table:style-name="ce6" table:formula="of:=[.C15]-172.8" office:value-type="float" office:value="0.20999999999998" calcext:value-type="float">
            <text:p>0.20999999999998</text:p>
          </table:table-cell>
          <table:table-cell table:style-name="ce8" table:formula="of:=LN([.F15])" office:value-type="float" office:value="-1.56064774826477" calcext:value-type="float">
            <text:p>-1.56064774826477</text:p>
          </table:table-cell>
          <table:table-cell table:style-name="ce6" table:formula="of:=LN([.D15])" office:value-type="float" office:value="0.231111720963387" calcext:value-type="float">
            <text:p>0.231111720963387</text:p>
          </table:table-cell>
          <table:table-cell table:style-name="ce6"/>
          <table:table-cell table:style-name="ce6" office:value-type="float" office:value="13" calcext:value-type="float">
            <text:p>13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8" table:formula="of:=[.G15]-(-0.580411663)" office:value-type="float" office:value="-0.980236085264766" calcext:value-type="float">
            <text:p>-0.980236085264766</text:p>
          </table:table-cell>
          <table:table-cell table:style-name="ce6"/>
          <table:table-cell table:style-name="ce1"/>
          <table:table-cell table:style-name="ce6" table:number-columns-repeated="3"/>
          <table:table-cell table:style-name="ce1" table:number-columns-repeated="13"/>
          <table:table-cell table:number-columns-repeated="992"/>
        </table:table-row>
        <table:table-row table:style-name="ro1">
          <table:table-cell table:style-name="ce1"/>
          <table:table-cell table:style-name="ce6" office:value-type="float" office:value="14" calcext:value-type="float">
            <text:p>14</text:p>
          </table:table-cell>
          <table:table-cell table:style-name="ce1" office:value-type="float" office:value="173.36" calcext:value-type="float">
            <text:p>173.36</text:p>
          </table:table-cell>
          <table:table-cell table:style-name="ce6" office:value-type="float" office:value="14.9" calcext:value-type="float">
            <text:p>14.9</text:p>
          </table:table-cell>
          <table:table-cell table:style-name="ce1"/>
          <table:table-cell table:style-name="ce6" table:formula="of:=[.C16]-172.8" office:value-type="float" office:value="0.560000000000002" calcext:value-type="float">
            <text:p>0.560000000000002</text:p>
          </table:table-cell>
          <table:table-cell table:style-name="ce8" table:formula="of:=LN([.F16])" office:value-type="float" office:value="-0.579818495252938" calcext:value-type="float">
            <text:p>-0.579818495252938</text:p>
          </table:table-cell>
          <table:table-cell table:style-name="ce6" table:formula="of:=LN([.D16])" office:value-type="float" office:value="2.70136121295141" calcext:value-type="float">
            <text:p>2.70136121295141</text:p>
          </table:table-cell>
          <table:table-cell table:style-name="ce6"/>
          <table:table-cell table:style-name="ce6" office:value-type="float" office:value="14" calcext:value-type="float">
            <text:p>14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8" table:formula="of:=[.G16]-(-0.580411663)" office:value-type="float" office:value="0.000593167747061973" calcext:value-type="float">
            <text:p>0.000593167747062</text:p>
          </table:table-cell>
          <table:table-cell table:style-name="ce6"/>
          <table:table-cell table:style-name="ce1"/>
          <table:table-cell table:style-name="ce6" table:number-columns-repeated="3"/>
          <table:table-cell table:style-name="ce1" table:number-columns-repeated="13"/>
          <table:table-cell table:number-columns-repeated="992"/>
        </table:table-row>
        <table:table-row table:style-name="ro1">
          <table:table-cell table:style-name="ce1"/>
          <table:table-cell table:style-name="ce6" office:value-type="float" office:value="15" calcext:value-type="float">
            <text:p>15</text:p>
          </table:table-cell>
          <table:table-cell table:style-name="ce1" office:value-type="float" office:value="173.31" calcext:value-type="float">
            <text:p>173.31</text:p>
          </table:table-cell>
          <table:table-cell table:style-name="ce6" office:value-type="float" office:value="12.6" calcext:value-type="float">
            <text:p>12.6</text:p>
          </table:table-cell>
          <table:table-cell table:style-name="ce1"/>
          <table:table-cell table:style-name="ce6" table:formula="of:=[.C17]-172.8" office:value-type="float" office:value="0.509999999999991" calcext:value-type="float">
            <text:p>0.509999999999991</text:p>
          </table:table-cell>
          <table:table-cell table:style-name="ce8" table:formula="of:=LN([.F17])" office:value-type="float" office:value="-0.673344553263783" calcext:value-type="float">
            <text:p>-0.673344553263783</text:p>
          </table:table-cell>
          <table:table-cell table:style-name="ce6" table:formula="of:=LN([.D17])" office:value-type="float" office:value="2.53369681395743" calcext:value-type="float">
            <text:p>2.53369681395743</text:p>
          </table:table-cell>
          <table:table-cell table:style-name="ce6"/>
          <table:table-cell table:style-name="ce6" office:value-type="float" office:value="15" calcext:value-type="float">
            <text:p>15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8" table:formula="of:=[.G17]-(-0.580411663)" office:value-type="float" office:value="-0.0929328902637834" calcext:value-type="float">
            <text:p>-0.092932890263783</text:p>
          </table:table-cell>
          <table:table-cell table:style-name="ce6"/>
          <table:table-cell table:style-name="ce1"/>
          <table:table-cell table:style-name="ce6" table:number-columns-repeated="3"/>
          <table:table-cell table:style-name="ce1" table:number-columns-repeated="13"/>
          <table:table-cell table:number-columns-repeated="992"/>
        </table:table-row>
        <table:table-row table:style-name="ro1">
          <table:table-cell table:style-name="ce1"/>
          <table:table-cell table:style-name="ce6" office:value-type="float" office:value="16" calcext:value-type="float">
            <text:p>16</text:p>
          </table:table-cell>
          <table:table-cell table:style-name="ce1" office:value-type="float" office:value="173.15" calcext:value-type="float">
            <text:p>173.15</text:p>
          </table:table-cell>
          <table:table-cell table:style-name="ce6" office:value-type="float" office:value="4.97" calcext:value-type="float">
            <text:p>4.97</text:p>
          </table:table-cell>
          <table:table-cell table:style-name="ce1"/>
          <table:table-cell table:style-name="ce6" table:formula="of:=[.C18]-172.8" office:value-type="float" office:value="0.349999999999994" calcext:value-type="float">
            <text:p>0.349999999999994</text:p>
          </table:table-cell>
          <table:table-cell table:style-name="ce8" table:formula="of:=LN([.F18])" office:value-type="float" office:value="-1.04982212449869" calcext:value-type="float">
            <text:p>-1.04982212449869</text:p>
          </table:table-cell>
          <table:table-cell table:style-name="ce6" table:formula="of:=LN([.D18])" office:value-type="float" office:value="1.60341984010854" calcext:value-type="float">
            <text:p>1.60341984010854</text:p>
          </table:table-cell>
          <table:table-cell table:style-name="ce6"/>
          <table:table-cell table:style-name="ce6" office:value-type="float" office:value="16" calcext:value-type="float">
            <text:p>16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8" table:formula="of:=[.G18]-(-0.580411663)" office:value-type="float" office:value="-0.469410461498694" calcext:value-type="float">
            <text:p>-0.469410461498694</text:p>
          </table:table-cell>
          <table:table-cell table:style-name="ce6"/>
          <table:table-cell table:style-name="ce1"/>
          <table:table-cell table:style-name="ce6" table:number-columns-repeated="3"/>
          <table:table-cell table:style-name="ce1" table:number-columns-repeated="13"/>
          <table:table-cell table:number-columns-repeated="992"/>
        </table:table-row>
        <table:table-row table:style-name="ro1">
          <table:table-cell table:style-name="ce1"/>
          <table:table-cell table:style-name="ce6" office:value-type="float" office:value="17" calcext:value-type="float">
            <text:p>17</text:p>
          </table:table-cell>
          <table:table-cell table:style-name="ce1" office:value-type="float" office:value="173.15" calcext:value-type="float">
            <text:p>173.15</text:p>
          </table:table-cell>
          <table:table-cell table:style-name="ce6" office:value-type="float" office:value="4.86" calcext:value-type="float">
            <text:p>4.86</text:p>
          </table:table-cell>
          <table:table-cell table:style-name="ce1"/>
          <table:table-cell table:style-name="ce6" table:formula="of:=[.C19]-172.8" office:value-type="float" office:value="0.349999999999994" calcext:value-type="float">
            <text:p>0.349999999999994</text:p>
          </table:table-cell>
          <table:table-cell table:style-name="ce8" table:formula="of:=LN([.F19])" office:value-type="float" office:value="-1.04982212449869" calcext:value-type="float">
            <text:p>-1.04982212449869</text:p>
          </table:table-cell>
          <table:table-cell table:style-name="ce6" table:formula="of:=LN([.D19])" office:value-type="float" office:value="1.5810384379124" calcext:value-type="float">
            <text:p>1.5810384379124</text:p>
          </table:table-cell>
          <table:table-cell table:style-name="ce6"/>
          <table:table-cell table:style-name="ce6" office:value-type="float" office:value="17" calcext:value-type="float">
            <text:p>17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8" table:formula="of:=[.G19]-(-0.580411663)" office:value-type="float" office:value="-0.469410461498694" calcext:value-type="float">
            <text:p>-0.469410461498694</text:p>
          </table:table-cell>
          <table:table-cell table:style-name="ce6"/>
          <table:table-cell table:style-name="ce1"/>
          <table:table-cell table:style-name="ce6" table:number-columns-repeated="3"/>
          <table:table-cell table:style-name="ce1" table:number-columns-repeated="13"/>
          <table:table-cell table:number-columns-repeated="992"/>
        </table:table-row>
        <table:table-row table:style-name="ro1">
          <table:table-cell table:style-name="ce1"/>
          <table:table-cell table:style-name="ce6" office:value-type="float" office:value="18" calcext:value-type="float">
            <text:p>18</text:p>
          </table:table-cell>
          <table:table-cell table:style-name="ce1" office:value-type="float" office:value="173.14" calcext:value-type="float">
            <text:p>173.14</text:p>
          </table:table-cell>
          <table:table-cell table:style-name="ce6" office:value-type="float" office:value="4.75" calcext:value-type="float">
            <text:p>4.75</text:p>
          </table:table-cell>
          <table:table-cell table:style-name="ce1"/>
          <table:table-cell table:style-name="ce6" table:formula="of:=[.C20]-172.8" office:value-type="float" office:value="0.339999999999975" calcext:value-type="float">
            <text:p>0.339999999999975</text:p>
          </table:table-cell>
          <table:table-cell table:style-name="ce8" table:formula="of:=LN([.F20])" office:value-type="float" office:value="-1.078809661372" calcext:value-type="float">
            <text:p>-1.078809661372</text:p>
          </table:table-cell>
          <table:table-cell table:style-name="ce6" table:formula="of:=LN([.D20])" office:value-type="float" office:value="1.55814461804655" calcext:value-type="float">
            <text:p>1.55814461804655</text:p>
          </table:table-cell>
          <table:table-cell table:style-name="ce6"/>
          <table:table-cell table:style-name="ce6" office:value-type="float" office:value="18" calcext:value-type="float">
            <text:p>18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8" table:formula="of:=[.G20]-(-0.580411663)" office:value-type="float" office:value="-0.498397998372004" calcext:value-type="float">
            <text:p>-0.498397998372004</text:p>
          </table:table-cell>
          <table:table-cell table:style-name="ce6"/>
          <table:table-cell table:style-name="ce1"/>
          <table:table-cell table:style-name="ce6" table:number-columns-repeated="3"/>
          <table:table-cell table:style-name="ce1" table:number-columns-repeated="13"/>
          <table:table-cell table:number-columns-repeated="992"/>
        </table:table-row>
        <table:table-row table:style-name="ro1">
          <table:table-cell table:style-name="ce1"/>
          <table:table-cell table:style-name="ce6" office:value-type="float" office:value="19" calcext:value-type="float">
            <text:p>19</text:p>
          </table:table-cell>
          <table:table-cell table:style-name="ce1" office:value-type="float" office:value="173.15" calcext:value-type="float">
            <text:p>173.15</text:p>
          </table:table-cell>
          <table:table-cell table:style-name="ce6" office:value-type="float" office:value="5.09" calcext:value-type="float">
            <text:p>5.09</text:p>
          </table:table-cell>
          <table:table-cell table:style-name="ce1"/>
          <table:table-cell table:style-name="ce6" table:formula="of:=[.C21]-172.8" office:value-type="float" office:value="0.349999999999994" calcext:value-type="float">
            <text:p>0.349999999999994</text:p>
          </table:table-cell>
          <table:table-cell table:style-name="ce8" table:formula="of:=LN([.F21])" office:value-type="float" office:value="-1.04982212449869" calcext:value-type="float">
            <text:p>-1.04982212449869</text:p>
          </table:table-cell>
          <table:table-cell table:style-name="ce6" table:formula="of:=LN([.D21])" office:value-type="float" office:value="1.62727783056243" calcext:value-type="float">
            <text:p>1.62727783056243</text:p>
          </table:table-cell>
          <table:table-cell table:style-name="ce6"/>
          <table:table-cell table:style-name="ce6" office:value-type="float" office:value="19" calcext:value-type="float">
            <text:p>19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8" table:formula="of:=[.G21]-(-0.580411663)" office:value-type="float" office:value="-0.469410461498694" calcext:value-type="float">
            <text:p>-0.469410461498694</text:p>
          </table:table-cell>
          <table:table-cell table:style-name="ce6"/>
          <table:table-cell table:style-name="ce1"/>
          <table:table-cell table:style-name="ce6" table:number-columns-repeated="3"/>
          <table:table-cell table:style-name="ce1" table:number-columns-repeated="13"/>
          <table:table-cell table:number-columns-repeated="992"/>
        </table:table-row>
        <table:table-row table:style-name="ro1">
          <table:table-cell table:style-name="ce1"/>
          <table:table-cell table:style-name="ce6" office:value-type="float" office:value="20" calcext:value-type="float">
            <text:p>20</text:p>
          </table:table-cell>
          <table:table-cell table:style-name="ce1" office:value-type="float" office:value="173.01" calcext:value-type="float">
            <text:p>173.01</text:p>
          </table:table-cell>
          <table:table-cell table:style-name="ce6" office:value-type="float" office:value="1.25" calcext:value-type="float">
            <text:p>1.25</text:p>
          </table:table-cell>
          <table:table-cell table:style-name="ce1"/>
          <table:table-cell table:style-name="ce6" table:formula="of:=[.C22]-172.8" office:value-type="float" office:value="0.20999999999998" calcext:value-type="float">
            <text:p>0.20999999999998</text:p>
          </table:table-cell>
          <table:table-cell table:style-name="ce8" table:formula="of:=LN([.F22])" office:value-type="float" office:value="-1.56064774826477" calcext:value-type="float">
            <text:p>-1.56064774826477</text:p>
          </table:table-cell>
          <table:table-cell table:style-name="ce6" table:formula="of:=LN([.D22])" office:value-type="float" office:value="0.22314355131421" calcext:value-type="float">
            <text:p>0.22314355131421</text:p>
          </table:table-cell>
          <table:table-cell table:style-name="ce6"/>
          <table:table-cell table:style-name="ce6" office:value-type="float" office:value="20" calcext:value-type="float">
            <text:p>20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8" table:formula="of:=[.G22]-(-0.580411663)" office:value-type="float" office:value="-0.980236085264766" calcext:value-type="float">
            <text:p>-0.980236085264766</text:p>
          </table:table-cell>
          <table:table-cell table:style-name="ce6"/>
          <table:table-cell table:style-name="ce1"/>
          <table:table-cell table:style-name="ce6" table:number-columns-repeated="3"/>
          <table:table-cell table:style-name="ce1" table:number-columns-repeated="13"/>
          <table:table-cell table:number-columns-repeated="992"/>
        </table:table-row>
        <table:table-row table:style-name="ro1">
          <table:table-cell table:style-name="ce1"/>
          <table:table-cell table:style-name="ce6"/>
          <table:table-cell table:style-name="ce1"/>
          <table:table-cell table:style-name="ce6"/>
          <table:table-cell table:style-name="ce1"/>
          <table:table-cell table:style-name="ce6"/>
          <table:table-cell table:style-name="ce8"/>
          <table:table-cell table:style-name="ce6" table:number-columns-repeated="6"/>
          <table:table-cell table:style-name="ce8"/>
          <table:table-cell table:style-name="ce6"/>
          <table:table-cell table:style-name="ce1"/>
          <table:table-cell table:style-name="ce6" table:number-columns-repeated="3"/>
          <table:table-cell table:style-name="ce1" table:number-columns-repeated="13"/>
          <table:table-cell table:number-columns-repeated="992"/>
        </table:table-row>
        <table:table-row table:style-name="ro1">
          <table:table-cell table:number-columns-repeated="9"/>
          <table:table-cell office:value-type="string" calcext:value-type="string">
            <text:p>C</text:p>
          </table:table-cell>
          <table:table-cell table:number-columns-repeated="3"/>
          <table:table-cell table:style-name="ce10" table:formula="of:=(SUM([.G3:.G22]))/20" office:value-type="float" office:value="-0.580411663072857" calcext:value-type="float">
            <text:p>-0.580411663072857</text:p>
          </table:table-cell>
          <table:table-cell table:style-name="ce10" table:formula="of:=(SUM([.G3]*[.N3];[.G22]*[.N22]))" office:value-type="float" office:value="1.86990930305648" calcext:value-type="float">
            <text:p>1.86990930305648</text:p>
          </table:table-cell>
          <table:table-cell table:style-name="ce10" table:number-columns-repeated="17"/>
          <table:table-cell table:number-columns-repeated="992"/>
        </table:table-row>
        <table:table-row table:style-name="ro1">
          <table:table-cell table:number-columns-repeated="9"/>
          <table:table-cell office:value-type="string" calcext:value-type="string">
            <text:p>D</text:p>
          </table:table-cell>
          <table:table-cell table:number-columns-repeated="3"/>
          <table:table-cell table:style-name="ce10" table:number-columns-repeated="19"/>
          <table:table-cell table:number-columns-repeated="992"/>
        </table:table-row>
        <table:table-row table:style-name="ro1" table:number-rows-repeated="2">
          <table:table-cell table:number-columns-repeated="13"/>
          <table:table-cell table:style-name="ce10"/>
          <table:table-cell table:number-columns-repeated="1010"/>
        </table:table-row>
        <table:table-row table:style-name="ro1">
          <table:table-cell table:style-name="ce3" office:value-type="string" calcext:value-type="string">
            <text:p>Z0</text:p>
          </table:table-cell>
          <table:table-cell table:style-name="ce7" office:value-type="float" office:value="2.3" calcext:value-type="float">
            <text:p>2.3</text:p>
          </table:table-cell>
          <table:table-cell table:style-name="ce3"/>
          <table:table-cell table:style-name="ce7"/>
          <table:table-cell table:style-name="ce3"/>
          <table:table-cell table:style-name="ce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7" table:number-columns-repeated="2"/>
          <table:table-cell table:style-name="ce3"/>
          <table:table-cell table:style-name="ce7"/>
          <table:table-cell table:style-name="ce3"/>
          <table:table-cell table:style-name="ce7" table:number-columns-repeated="2"/>
          <table:table-cell table:style-name="ce11" office:value-type="string" calcext:value-type="string" table:number-columns-spanned="2" table:number-rows-spanned="1">
            <text:p>一阶</text:p>
          </table:table-cell>
          <table:covered-table-cell table:style-name="ce7"/>
          <table:table-cell table:style-name="ce7" table:number-columns-repeated="12"/>
          <table:table-cell table:style-name="ce13" office:value-type="string" calcext:value-type="string" table:number-columns-spanned="2" table:number-rows-spanned="1">
            <text:p>二阶</text:p>
          </table:table-cell>
          <table:covered-table-cell table:style-name="ce16"/>
          <table:table-cell table:style-name="ce11" office:value-type="string" calcext:value-type="string" table:number-columns-spanned="2" table:number-rows-spanned="1">
            <text:p>三阶</text:p>
          </table:table-cell>
          <table:covered-table-cell table:style-name="ce7"/>
          <table:table-cell table:number-columns-repeated="988"/>
        </table:table-row>
        <table:table-row table:style-name="ro1">
          <table:table-cell table:style-name="ce4"/>
          <table:table-cell table:style-name="ce4" office:value-type="string" calcext:value-type="string">
            <text:p>施测号数</text:p>
          </table:table-cell>
          <table:table-cell table:style-name="ce4" office:value-type="string" calcext:value-type="string">
            <text:p>Z-Z0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X=LnZe</text:p>
          </table:table-cell>
          <table:table-cell table:style-name="ce4" office:value-type="string" calcext:value-type="string">
            <text:p>Y=lnQ</text:p>
          </table:table-cell>
          <table:table-cell table:style-name="ce4" office:value-type="string" calcext:value-type="string">
            <text:p>P0</text:p>
          </table:table-cell>
          <table:table-cell table:style-name="ce4" office:value-type="string" calcext:value-type="string">
            <text:p>P1</text:p>
          </table:table-cell>
          <table:table-cell table:style-name="ce4" office:value-type="string" calcext:value-type="string">
            <text:p>P1^2</text:p>
          </table:table-cell>
          <table:table-cell table:style-name="ce4" office:value-type="string" calcext:value-type="string">
            <text:p>P2</text:p>
          </table:table-cell>
          <table:table-cell table:style-name="ce4" office:value-type="string" calcext:value-type="string">
            <text:p>P2^2</text:p>
          </table:table-cell>
          <table:table-cell table:style-name="ce4" office:value-type="string" calcext:value-type="string">
            <text:p>P3</text:p>
          </table:table-cell>
          <table:table-cell table:style-name="ce4" office:value-type="string" calcext:value-type="string">
            <text:p>P3^2</text:p>
          </table:table-cell>
          <table:table-cell table:style-name="ce4" office:value-type="string" calcext:value-type="string">
            <text:p>a0</text:p>
          </table:table-cell>
          <table:table-cell table:style-name="ce4" office:value-type="string" calcext:value-type="string">
            <text:p>a1</text:p>
          </table:table-cell>
          <table:table-cell table:style-name="ce4" office:value-type="string" calcext:value-type="string">
            <text:p>a2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Y_c</text:p>
          </table:table-cell>
          <table:table-cell table:style-name="ce4" office:value-type="string" calcext:value-type="string">
            <text:p>Qc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Pi</text:p>
          </table:table-cell>
          <table:table-cell table:style-name="ce4" office:value-type="string" calcext:value-type="string">
            <text:p>pi</text:p>
          </table:table-cell>
          <table:table-cell table:style-name="ce4" office:value-type="string" calcext:value-type="string">
            <text:p>Pba</text:p>
          </table:table-cell>
          <table:table-cell table:style-name="ce4" office:value-type="string" calcext:value-type="string">
            <text:p>Pi-pba</text:p>
          </table:table-cell>
          <table:table-cell table:style-name="ce4" office:value-type="string" calcext:value-type="string">
            <text:p>(Pi-Pba)^2</text:p>
          </table:table-cell>
          <table:table-cell table:style-name="ce4"/>
          <table:table-cell table:style-name="ce4" office:value-type="string" calcext:value-type="string">
            <text:p>Spba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Pi^2</text:p>
          </table:table-cell>
          <table:table-cell table:style-name="ce4"/>
          <table:table-cell table:style-name="ce4" office:value-type="string" calcext:value-type="string">
            <text:p>spba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Qc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Qc</text:p>
          </table:table-cell>
          <table:table-cell table:number-columns-repeated="988"/>
        </table:table-row>
        <table:table-row table:style-name="ro1">
          <table:table-cell table:style-name="ce3" table:formula="of:=[.$B$28]+[.C30]" office:value-type="float" office:value="2.64" calcext:value-type="float">
            <text:p>2.64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float" office:value="0.34" calcext:value-type="float">
            <text:p>0.34</text:p>
          </table:table-cell>
          <table:table-cell table:style-name="ce7" office:value-type="float" office:value="2.19" calcext:value-type="float">
            <text:p>2.19</text:p>
          </table:table-cell>
          <table:table-cell table:style-name="ce3" table:formula="of:=LN([.C30])" office:value-type="float" office:value="-1.07880966137193" calcext:value-type="float">
            <text:p>-1.07880966137193</text:p>
          </table:table-cell>
          <table:table-cell table:style-name="ce7" table:formula="of:=LN([.D30])" office:value-type="float" office:value="0.783901543828409" calcext:value-type="float">
            <text:p>0.783901543828409</text:p>
          </table:table-cell>
          <table:table-cell table:style-name="ce3" office:value-type="float" office:value="1" calcext:value-type="float">
            <text:p>1</text:p>
          </table:table-cell>
          <table:table-cell table:style-name="ce7" table:formula="of:=[.E30]+0.16468744" office:value-type="float" office:value="-0.91412222137193" calcext:value-type="float">
            <text:p>-0.91412222137193</text:p>
          </table:table-cell>
          <table:table-cell table:style-name="ce7" table:formula="of:=[.H30]^2" office:value-type="float" office:value="0.835619435605951" calcext:value-type="float">
            <text:p>0.835619435605951</text:p>
          </table:table-cell>
          <table:table-cell table:style-name="ce3" table:formula="of:=[.H30]*([.E30]-[.$J$43])-[.$J$44]*[.G30]" office:value-type="float" office:value="0.402615923009573" calcext:value-type="float">
            <text:p>0.402615923009573</text:p>
          </table:table-cell>
          <table:table-cell table:style-name="ce3" table:formula="of:=[.J30]^2" office:value-type="float" office:value="0.162099581460851" calcext:value-type="float">
            <text:p>0.162099581460851</text:p>
          </table:table-cell>
          <table:table-cell table:style-name="ce7" table:formula="of:=[.J30]*([.E30]-[.$L$43])-[.$L$44]*[.H30]" office:value-type="float" office:value="-0.111761228969223" calcext:value-type="float">
            <text:p>-0.111761228969223</text:p>
          </table:table-cell>
          <table:table-cell table:style-name="ce7" table:formula="of:=[.L30]^2" office:value-type="float" office:value="0.012490572300711" calcext:value-type="float">
            <text:p>0.012490572300711</text:p>
          </table:table-cell>
          <table:table-cell table:style-name="ce3" table:formula="of:=(SUMPRODUCT([.G30:.G42];[.F30:.F42]))/(SUM([.G30:.G42]))" office:value-type="float" office:value="3.33275676087528" calcext:value-type="float">
            <text:p>3.33275676087528</text:p>
          </table:table-cell>
          <table:table-cell table:style-name="ce7" table:formula="of:=(SUMPRODUCT([.H30:.H42];[.F30:.F42]))/(SUM([.I30:.I42]))" office:value-type="float" office:value="2.63062709014077" calcext:value-type="float">
            <text:p>2.63062709014077</text:p>
          </table:table-cell>
          <table:table-cell table:style-name="ce7" table:formula="of:=(SUMPRODUCT([.J30:.J42];[.F30:.F42]))/(SUM([.K30:.K42]))" office:value-type="float" office:value="-0.0979188641559675" calcext:value-type="float">
            <text:p>-0.097918864155968</text:p>
          </table:table-cell>
          <table:table-cell table:style-name="ce7" table:formula="of:=(SUMPRODUCT([.L30:.L42];[.F30:.F42]))/(SUM([.M30:.M42]))" office:value-type="float" office:value="0.765269377280519" calcext:value-type="float">
            <text:p>0.765269377280519</text:p>
          </table:table-cell>
          <table:table-cell table:style-name="ce7" table:formula="of:=LN([.D30])" office:value-type="float" office:value="0.783901543828409" calcext:value-type="float">
            <text:p>0.783901543828409</text:p>
          </table:table-cell>
          <table:table-cell table:style-name="ce7" table:formula="of:=[.$N$30]+[.$O$30]*[.H30]" office:value-type="float" office:value="0.928042081634624" calcext:value-type="float">
            <text:p>0.928042081634624</text:p>
          </table:table-cell>
          <table:table-cell table:style-name="ce3" table:formula="of:=EXP([.S30])" office:value-type="float" office:value="2.52955167033276" calcext:value-type="float">
            <text:p>2.52955167033276</text:p>
          </table:table-cell>
          <table:table-cell table:style-name="ce7" office:value-type="float" office:value="2.19" calcext:value-type="float">
            <text:p>2.19</text:p>
          </table:table-cell>
          <table:table-cell table:style-name="ce7" table:formula="of:=[.U30]-[.T30]" office:value-type="float" office:value="-0.33955167033276" calcext:value-type="float">
            <text:p>-0.33955167033276</text:p>
          </table:table-cell>
          <table:table-cell table:style-name="ce7" table:formula="of:=[.V30]/[.T30]" office:value-type="float" office:value="-0.134233933354717" calcext:value-type="float">
            <text:p>-0.134233933354717</text:p>
          </table:table-cell>
          <table:table-cell table:style-name="ce7" table:formula="of:=SUM([.W30:.W42])/13" office:value-type="float" office:value="0.00229683627723402" calcext:value-type="float">
            <text:p>0.002296836277234</text:p>
          </table:table-cell>
          <table:table-cell table:style-name="ce7" table:formula="of:=[.W30]-[.$X$30]" office:value-type="float" office:value="-0.136530769631951" calcext:value-type="float">
            <text:p>-0.136530769631951</text:p>
          </table:table-cell>
          <table:table-cell table:style-name="ce7" table:formula="of:=([.W30]-[.$X$30])^2" office:value-type="float" office:value="0.0186406510562928" calcext:value-type="float">
            <text:p>0.018640651056293</text:p>
          </table:table-cell>
          <table:table-cell table:style-name="ce7" table:formula="of:=SUM([.AD30:.AD42])" office:value-type="float" office:value="0.0585454561658472" calcext:value-type="float">
            <text:p>0.058545456165847</text:p>
          </table:table-cell>
          <table:table-cell table:style-name="ce7" table:formula="of:=SQRT((SUM([.Z30:.Z42]))/(12*13))" office:value-type="float" office:value="0.0193610889226684" calcext:value-type="float">
            <text:p>0.019361088922668</text:p>
          </table:table-cell>
          <table:table-cell table:style-name="ce7" table:formula="of:=[.$X$30]/[.$AB$30]" office:value-type="float" office:value="0.118631564908771" calcext:value-type="float">
            <text:p>0.118631564908771</text:p>
          </table:table-cell>
          <table:table-cell table:style-name="ce7" table:formula="of:=[.W30]^2" office:value-type="float" office:value="0.0180187488638785" calcext:value-type="float">
            <text:p>0.018018748863879</text:p>
          </table:table-cell>
          <table:table-cell table:style-name="ce7" table:formula="of:=SUM([.AD30:.AD42])" office:value-type="float" office:value="0.0585454561658472" calcext:value-type="float">
            <text:p>0.058545456165847</text:p>
          </table:table-cell>
          <table:table-cell table:style-name="ce7" table:formula="of:=SQRT((SUM([.AD30:.AD42])-13*[.$X$30]*[.$X$30])/(13*12ac40))" office:value-type="string" office:string-value="" calcext:value-type="error">
            <text:p>#NAME?</text:p>
          </table:table-cell>
          <table:table-cell table:style-name="ce7" table:formula="of:=[.$N$30]+[.$O$30]*[.H30]+[.$P$30]*[.J30]" office:value-type="float" office:value="0.88861838776242" calcext:value-type="float">
            <text:p>0.88861838776242</text:p>
          </table:table-cell>
          <table:table-cell table:style-name="ce3" table:formula="of:=EXP([.AG30])" office:value-type="float" office:value="2.43176756944508" calcext:value-type="float">
            <text:p>2.43176756944508</text:p>
          </table:table-cell>
          <table:table-cell table:style-name="ce15" table:formula="of:=[.$N$30]+[.$O$30]*[.H30]+[.$P$30]*[.J30]+[.$Q$30]*[.L30]" office:value-type="float" office:value="0.803090941665038" calcext:value-type="float">
            <text:p>0.803090941665038</text:p>
          </table:table-cell>
          <table:table-cell table:style-name="ce3" table:formula="of:=EXP([.AI30])" office:value-type="float" office:value="2.23243058795807" calcext:value-type="float">
            <text:p>2.23243058795807</text:p>
          </table:table-cell>
          <table:table-cell table:number-columns-repeated="988"/>
        </table:table-row>
        <table:table-row table:style-name="ro1">
          <table:table-cell table:style-name="ce3" table:formula="of:=[.$B$28]+[.C31]" office:value-type="float" office:value="2.71" calcext:value-type="float">
            <text:p>2.71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float" office:value="0.41" calcext:value-type="float">
            <text:p>0.41</text:p>
          </table:table-cell>
          <table:table-cell table:style-name="ce7" office:value-type="float" office:value="4.47" calcext:value-type="float">
            <text:p>4.47</text:p>
          </table:table-cell>
          <table:table-cell table:style-name="ce3" table:formula="of:=LN([.C31])" office:value-type="float" office:value="-0.891598119283784" calcext:value-type="float">
            <text:p>-0.891598119283784</text:p>
          </table:table-cell>
          <table:table-cell table:style-name="ce7" table:formula="of:=LN([.D31])" office:value-type="float" office:value="1.49738840862548" calcext:value-type="float">
            <text:p>1.49738840862548</text:p>
          </table:table-cell>
          <table:table-cell table:style-name="ce3" office:value-type="float" office:value="1" calcext:value-type="float">
            <text:p>1</text:p>
          </table:table-cell>
          <table:table-cell table:style-name="ce7" table:formula="of:=[.E31]+0.16468744" office:value-type="float" office:value="-0.726910679283784" calcext:value-type="float">
            <text:p>-0.726910679283784</text:p>
          </table:table-cell>
          <table:table-cell table:style-name="ce7" table:formula="of:=[.H31]^2" office:value-type="float" office:value="0.528399135656812" calcext:value-type="float">
            <text:p>0.528399135656812</text:p>
          </table:table-cell>
          <table:table-cell table:style-name="ce3" table:formula="of:=[.H31]*([.E31]-[.$J$43])-[.$J$44]*[.G31]" office:value-type="float" office:value="0.140384046992001" calcext:value-type="float">
            <text:p>0.140384046992001</text:p>
          </table:table-cell>
          <table:table-cell table:style-name="ce3" table:formula="of:=[.J31]^2" office:value-type="float" office:value="0.0197076806498523" calcext:value-type="float">
            <text:p>0.019707680649852</text:p>
          </table:table-cell>
          <table:table-cell table:style-name="ce7" table:formula="of:=[.J31]*([.E31]-[.$L$43])-[.$L$44]*[.H31]" office:value-type="float" office:value="0.0683509715298285" calcext:value-type="float">
            <text:p>0.068350971529829</text:p>
          </table:table-cell>
          <table:table-cell table:style-name="ce7" table:formula="of:=[.L31]^2" office:value-type="float" office:value="0.00467185530907143" calcext:value-type="float">
            <text:p>0.004671855309071</text:p>
          </table:table-cell>
          <table:table-cell table:style-name="ce3"/>
          <table:table-cell table:style-name="ce7"/>
          <table:table-cell table:style-name="ce3"/>
          <table:table-cell table:style-name="ce7"/>
          <table:table-cell table:style-name="ce7" table:formula="of:=LN([.D31])" office:value-type="float" office:value="1.49738840862548" calcext:value-type="float">
            <text:p>1.49738840862548</text:p>
          </table:table-cell>
          <table:table-cell table:style-name="ce7" table:formula="of:=[.$N$30]+[.$O$30]*[.H31]" office:value-type="float" office:value="1.42052583583873" calcext:value-type="float">
            <text:p>1.42052583583873</text:p>
          </table:table-cell>
          <table:table-cell table:style-name="ce3" table:formula="of:=EXP([.S31])" office:value-type="float" office:value="4.13929645851208" calcext:value-type="float">
            <text:p>4.13929645851208</text:p>
          </table:table-cell>
          <table:table-cell table:style-name="ce7" office:value-type="float" office:value="4.47" calcext:value-type="float">
            <text:p>4.47</text:p>
          </table:table-cell>
          <table:table-cell table:style-name="ce7" table:formula="of:=[.U31]-[.T31]" office:value-type="float" office:value="0.33070354148792" calcext:value-type="float">
            <text:p>0.33070354148792</text:p>
          </table:table-cell>
          <table:table-cell table:style-name="ce7" table:formula="of:=[.V31]/[.T31]" office:value-type="float" office:value="0.0798936594183436" calcext:value-type="float">
            <text:p>0.079893659418344</text:p>
          </table:table-cell>
          <table:table-cell table:style-name="ce7"/>
          <table:table-cell table:style-name="ce7" table:formula="of:=[.W31]-[.$X$30]" office:value-type="float" office:value="0.0775968231411096" calcext:value-type="float">
            <text:p>0.07759682314111</text:p>
          </table:table-cell>
          <table:table-cell table:style-name="ce7" table:formula="of:=([.W31]-[.$X$30])^2" office:value-type="float" office:value="0.00602126696159264" calcext:value-type="float">
            <text:p>0.006021266961593</text:p>
          </table:table-cell>
          <table:table-cell table:style-name="ce7" table:formula="of:=[.Z30]+[.Z31]" office:value-type="float" office:value="0.0246619180178854" calcext:value-type="float">
            <text:p>0.024661918017886</text:p>
          </table:table-cell>
          <table:table-cell table:style-name="ce7" table:number-columns-repeated="2"/>
          <table:table-cell table:style-name="ce7" table:formula="of:=[.W31]^2" office:value-type="float" office:value="0.00638299681525429" calcext:value-type="float">
            <text:p>0.006382996815254</text:p>
          </table:table-cell>
          <table:table-cell table:style-name="ce7" table:number-columns-repeated="2"/>
          <table:table-cell table:style-name="ce7" table:formula="of:=[.$N$30]+[.$O$30]*[.H31]+[.$P$30]*[.J31]" office:value-type="float" office:value="1.40677958941166" calcext:value-type="float">
            <text:p>1.40677958941166</text:p>
          </table:table-cell>
          <table:table-cell table:style-name="ce3" table:formula="of:=EXP([.AG31])" office:value-type="float" office:value="4.08278596280431" calcext:value-type="float">
            <text:p>4.08278596280431</text:p>
          </table:table-cell>
          <table:table-cell table:style-name="ce15" table:formula="of:=[.$N$30]+[.$O$30]*[.H31]+[.$P$30]*[.J31]+[.$Q$30]*[.L31]" office:value-type="float" office:value="1.45908649483081" calcext:value-type="float">
            <text:p>1.45908649483081</text:p>
          </table:table-cell>
          <table:table-cell table:style-name="ce3" table:formula="of:=EXP([.AI31])" office:value-type="float" office:value="4.3020278081545" calcext:value-type="float">
            <text:p>4.3020278081545</text:p>
          </table:table-cell>
          <table:table-cell table:number-columns-repeated="988"/>
        </table:table-row>
        <table:table-row table:style-name="ro1">
          <table:table-cell table:style-name="ce3" table:formula="of:=[.$B$28]+[.C32]" office:value-type="float" office:value="2.88" calcext:value-type="float">
            <text:p>2.88</text:p>
          </table:table-cell>
          <table:table-cell table:style-name="ce7" office:value-type="float" office:value="3" calcext:value-type="float">
            <text:p>3</text:p>
          </table:table-cell>
          <table:table-cell table:style-name="ce3" office:value-type="float" office:value="0.58" calcext:value-type="float">
            <text:p>0.58</text:p>
          </table:table-cell>
          <table:table-cell table:style-name="ce7" office:value-type="float" office:value="11" calcext:value-type="float">
            <text:p>11</text:p>
          </table:table-cell>
          <table:table-cell table:style-name="ce3" table:formula="of:=LN([.C32])" office:value-type="float" office:value="-0.544727175441672" calcext:value-type="float">
            <text:p>-0.544727175441672</text:p>
          </table:table-cell>
          <table:table-cell table:style-name="ce7" table:formula="of:=LN([.D32])" office:value-type="float" office:value="2.39789527279837" calcext:value-type="float">
            <text:p>2.39789527279837</text:p>
          </table:table-cell>
          <table:table-cell table:style-name="ce3" office:value-type="float" office:value="1" calcext:value-type="float">
            <text:p>1</text:p>
          </table:table-cell>
          <table:table-cell table:style-name="ce7" table:formula="of:=[.E32]+0.16468744" office:value-type="float" office:value="-0.380039735441672" calcext:value-type="float">
            <text:p>-0.380039735441672</text:p>
          </table:table-cell>
          <table:table-cell table:style-name="ce7" table:formula="of:=[.H32]^2" office:value-type="float" office:value="0.144430200514576" calcext:value-type="float">
            <text:p>0.144430200514576</text:p>
          </table:table-cell>
          <table:table-cell table:style-name="ce3" table:formula="of:=[.H32]*([.E32]-[.$J$43])-[.$J$44]*[.G32]" office:value-type="float" office:value="-0.160229038948564" calcext:value-type="float">
            <text:p>-0.160229038948564</text:p>
          </table:table-cell>
          <table:table-cell table:style-name="ce3" table:formula="of:=[.J32]^2" office:value-type="float" office:value="0.0256733449223805" calcext:value-type="float">
            <text:p>0.025673344922381</text:p>
          </table:table-cell>
          <table:table-cell table:style-name="ce7" table:formula="of:=[.J32]*([.E32]-[.$L$43])-[.$L$44]*[.H32]" office:value-type="float" office:value="0.106581463232985" calcext:value-type="float">
            <text:p>0.106581463232985</text:p>
          </table:table-cell>
          <table:table-cell table:style-name="ce7" table:formula="of:=[.L32]^2" office:value-type="float" office:value="0.0113596083048841" calcext:value-type="float">
            <text:p>0.011359608304884</text:p>
          </table:table-cell>
          <table:table-cell table:style-name="ce3"/>
          <table:table-cell table:style-name="ce7"/>
          <table:table-cell table:style-name="ce3"/>
          <table:table-cell table:style-name="ce7"/>
          <table:table-cell table:style-name="ce7" table:formula="of:=LN([.D32])" office:value-type="float" office:value="2.39789527279837" calcext:value-type="float">
            <text:p>2.39789527279837</text:p>
          </table:table-cell>
          <table:table-cell table:style-name="ce7" table:formula="of:=[.$N$30]+[.$O$30]*[.H32]" office:value-type="float" office:value="2.33301393749249" calcext:value-type="float">
            <text:p>2.33301393749249</text:p>
          </table:table-cell>
          <table:table-cell table:style-name="ce3" table:formula="of:=EXP([.S32])" office:value-type="float" office:value="10.3089653347906" calcext:value-type="float">
            <text:p>10.3089653347906</text:p>
          </table:table-cell>
          <table:table-cell table:style-name="ce7" office:value-type="float" office:value="11" calcext:value-type="float">
            <text:p>11</text:p>
          </table:table-cell>
          <table:table-cell table:style-name="ce7" table:formula="of:=[.U32]-[.T32]" office:value-type="float" office:value="0.691034665209401" calcext:value-type="float">
            <text:p>0.691034665209401</text:p>
          </table:table-cell>
          <table:table-cell table:style-name="ce7" table:formula="of:=[.V32]/[.T32]" office:value-type="float" office:value="0.0670323977981867" calcext:value-type="float">
            <text:p>0.067032397798187</text:p>
          </table:table-cell>
          <table:table-cell table:style-name="ce7"/>
          <table:table-cell table:style-name="ce7" table:formula="of:=[.W32]-[.$X$30]" office:value-type="float" office:value="0.0647355615209527" calcext:value-type="float">
            <text:p>0.064735561520953</text:p>
          </table:table-cell>
          <table:table-cell table:style-name="ce7" table:formula="of:=([.W32]-[.$X$30])^2" office:value-type="float" office:value="0.00419069292543305" calcext:value-type="float">
            <text:p>0.004190692925433</text:p>
          </table:table-cell>
          <table:table-cell table:style-name="ce7" table:number-columns-repeated="3"/>
          <table:table-cell table:style-name="ce7" table:formula="of:=[.W32]^2" office:value-type="float" office:value="0.00449334235457435" calcext:value-type="float">
            <text:p>0.004493342354574</text:p>
          </table:table-cell>
          <table:table-cell table:style-name="ce7" table:number-columns-repeated="2"/>
          <table:table-cell table:style-name="ce7" table:formula="of:=[.$N$30]+[.$O$30]*[.H32]+[.$P$30]*[.J32]" office:value-type="float" office:value="2.34870338299113" calcext:value-type="float">
            <text:p>2.34870338299113</text:p>
          </table:table-cell>
          <table:table-cell table:style-name="ce3" table:formula="of:=EXP([.AG32])" office:value-type="float" office:value="10.4719827671186" calcext:value-type="float">
            <text:p>10.4719827671186</text:p>
          </table:table-cell>
          <table:table-cell table:style-name="ce15" table:formula="of:=[.$N$30]+[.$O$30]*[.H32]+[.$P$30]*[.J32]+[.$Q$30]*[.L32]" office:value-type="float" office:value="2.43026691298909" calcext:value-type="float">
            <text:p>2.43026691298909</text:p>
          </table:table-cell>
          <table:table-cell table:style-name="ce3" table:formula="of:=EXP([.AI32])" office:value-type="float" office:value="11.361914317824" calcext:value-type="float">
            <text:p>11.361914317824</text:p>
          </table:table-cell>
          <table:table-cell table:number-columns-repeated="988"/>
        </table:table-row>
        <table:table-row table:style-name="ro1">
          <table:table-cell table:style-name="ce3" table:formula="of:=[.$B$28]+[.C33]" office:value-type="float" office:value="2.94" calcext:value-type="float">
            <text:p>2.94</text:p>
          </table:table-cell>
          <table:table-cell table:style-name="ce7" office:value-type="float" office:value="4" calcext:value-type="float">
            <text:p>4</text:p>
          </table:table-cell>
          <table:table-cell table:style-name="ce3" office:value-type="float" office:value="0.64" calcext:value-type="float">
            <text:p>0.64</text:p>
          </table:table-cell>
          <table:table-cell table:style-name="ce7" office:value-type="float" office:value="14.3" calcext:value-type="float">
            <text:p>14.3</text:p>
          </table:table-cell>
          <table:table-cell table:style-name="ce3" table:formula="of:=LN([.C33])" office:value-type="float" office:value="-0.446287102628419" calcext:value-type="float">
            <text:p>-0.446287102628419</text:p>
          </table:table-cell>
          <table:table-cell table:style-name="ce7" table:formula="of:=LN([.D33])" office:value-type="float" office:value="2.66025953726586" calcext:value-type="float">
            <text:p>2.66025953726586</text:p>
          </table:table-cell>
          <table:table-cell table:style-name="ce3" office:value-type="float" office:value="1" calcext:value-type="float">
            <text:p>1</text:p>
          </table:table-cell>
          <table:table-cell table:style-name="ce7" table:formula="of:=[.E33]+0.16468744" office:value-type="float" office:value="-0.281599662628419" calcext:value-type="float">
            <text:p>-0.281599662628419</text:p>
          </table:table-cell>
          <table:table-cell table:style-name="ce7" table:formula="of:=[.H33]^2" office:value-type="float" office:value="0.0792983699924397" calcext:value-type="float">
            <text:p>0.07929836999244</text:p>
          </table:table-cell>
          <table:table-cell table:style-name="ce3" table:formula="of:=[.H33]*([.E33]-[.$J$43])-[.$J$44]*[.G33]" office:value-type="float" office:value="-0.201704936304508" calcext:value-type="float">
            <text:p>-0.201704936304508</text:p>
          </table:table-cell>
          <table:table-cell table:style-name="ce3" table:formula="of:=[.J33]^2" office:value-type="float" office:value="0.0406848813296058" calcext:value-type="float">
            <text:p>0.040684881329606</text:p>
          </table:table-cell>
          <table:table-cell table:style-name="ce7" table:formula="of:=[.J33]*([.E33]-[.$L$43])-[.$L$44]*[.H33]" office:value-type="float" office:value="0.0752393410431538" calcext:value-type="float">
            <text:p>0.075239341043154</text:p>
          </table:table-cell>
          <table:table-cell table:style-name="ce7" table:formula="of:=[.L33]^2" office:value-type="float" office:value="0.005660958440608" calcext:value-type="float">
            <text:p>0.005660958440608</text:p>
          </table:table-cell>
          <table:table-cell table:style-name="ce3"/>
          <table:table-cell table:style-name="ce7"/>
          <table:table-cell table:style-name="ce3"/>
          <table:table-cell table:style-name="ce7"/>
          <table:table-cell table:style-name="ce7" table:formula="of:=LN([.D33])" office:value-type="float" office:value="2.66025953726586" calcext:value-type="float">
            <text:p>2.66025953726586</text:p>
          </table:table-cell>
          <table:table-cell table:style-name="ce7" table:formula="of:=[.$N$30]+[.$O$30]*[.H33]" office:value-type="float" office:value="2.59197305979046" calcext:value-type="float">
            <text:p>2.59197305979046</text:p>
          </table:table-cell>
          <table:table-cell table:style-name="ce3" table:formula="of:=EXP([.S33])" office:value-type="float" office:value="13.3560980028017" calcext:value-type="float">
            <text:p>13.3560980028017</text:p>
          </table:table-cell>
          <table:table-cell table:style-name="ce7" office:value-type="float" office:value="14.3" calcext:value-type="float">
            <text:p>14.3</text:p>
          </table:table-cell>
          <table:table-cell table:style-name="ce7" table:formula="of:=[.U33]-[.T33]" office:value-type="float" office:value="0.943901997198301" calcext:value-type="float">
            <text:p>0.943901997198301</text:p>
          </table:table-cell>
          <table:table-cell table:style-name="ce7" table:formula="of:=[.V33]/[.T33]" office:value-type="float" office:value="0.0706719879563851" calcext:value-type="float">
            <text:p>0.070671987956385</text:p>
          </table:table-cell>
          <table:table-cell table:style-name="ce7"/>
          <table:table-cell table:style-name="ce7" table:formula="of:=[.W33]-[.$X$30]" office:value-type="float" office:value="0.0683751516791511" calcext:value-type="float">
            <text:p>0.068375151679151</text:p>
          </table:table-cell>
          <table:table-cell table:style-name="ce7" table:formula="of:=([.W33]-[.$X$30])^2" office:value-type="float" office:value="0.00467516136714692" calcext:value-type="float">
            <text:p>0.004675161367147</text:p>
          </table:table-cell>
          <table:table-cell table:style-name="ce7" table:number-columns-repeated="3"/>
          <table:table-cell table:style-name="ce7" table:formula="of:=[.W33]^2" office:value-type="float" office:value="0.00499452988170745" calcext:value-type="float">
            <text:p>0.004994529881707</text:p>
          </table:table-cell>
          <table:table-cell table:style-name="ce7" table:number-columns-repeated="2"/>
          <table:table-cell table:style-name="ce7" table:formula="of:=[.$N$30]+[.$O$30]*[.H33]+[.$P$30]*[.J33]" office:value-type="float" office:value="2.61172377804805" calcext:value-type="float">
            <text:p>2.61172377804805</text:p>
          </table:table-cell>
          <table:table-cell table:style-name="ce3" table:formula="of:=EXP([.AG33])" office:value-type="float" office:value="13.6225128129608" calcext:value-type="float">
            <text:p>13.6225128129608</text:p>
          </table:table-cell>
          <table:table-cell table:style-name="ce15" table:formula="of:=[.$N$30]+[.$O$30]*[.H33]+[.$P$30]*[.J33]+[.$Q$30]*[.L33]" office:value-type="float" office:value="2.66930214171514" calcext:value-type="float">
            <text:p>2.66930214171514</text:p>
          </table:table-cell>
          <table:table-cell table:style-name="ce3" table:formula="of:=EXP([.AI33])" office:value-type="float" office:value="14.429895656028" calcext:value-type="float">
            <text:p>14.429895656028</text:p>
          </table:table-cell>
          <table:table-cell table:number-columns-repeated="988"/>
        </table:table-row>
        <table:table-row table:style-name="ro1">
          <table:table-cell table:style-name="ce3" table:formula="of:=[.$B$28]+[.C34]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3" office:value-type="float" office:value="0.7" calcext:value-type="float">
            <text:p>0.7</text:p>
          </table:table-cell>
          <table:table-cell table:style-name="ce7" office:value-type="float" office:value="18.5" calcext:value-type="float">
            <text:p>18.5</text:p>
          </table:table-cell>
          <table:table-cell table:style-name="ce3" table:formula="of:=LN([.C34])" office:value-type="float" office:value="-0.356674943938732" calcext:value-type="float">
            <text:p>-0.356674943938732</text:p>
          </table:table-cell>
          <table:table-cell table:style-name="ce7" table:formula="of:=LN([.D34])" office:value-type="float" office:value="2.91777073208428" calcext:value-type="float">
            <text:p>2.91777073208428</text:p>
          </table:table-cell>
          <table:table-cell table:style-name="ce3" office:value-type="float" office:value="1" calcext:value-type="float">
            <text:p>1</text:p>
          </table:table-cell>
          <table:table-cell table:style-name="ce7" table:formula="of:=[.E34]+0.16468744" office:value-type="float" office:value="-0.191987503938732" calcext:value-type="float">
            <text:p>-0.191987503938732</text:p>
          </table:table-cell>
          <table:table-cell table:style-name="ce7" table:formula="of:=[.H34]^2" office:value-type="float" office:value="0.0368592016686248" calcext:value-type="float">
            <text:p>0.036859201668625</text:p>
          </table:table-cell>
          <table:table-cell table:style-name="ce3" table:formula="of:=[.H34]*([.E34]-[.$J$43])-[.$J$44]*[.G34]" office:value-type="float" office:value="-0.22260958950395" calcext:value-type="float">
            <text:p>-0.22260958950395</text:p>
          </table:table-cell>
          <table:table-cell table:style-name="ce3" table:formula="of:=[.J34]^2" office:value-type="float" office:value="0.0495550293391169" calcext:value-type="float">
            <text:p>0.049555029339117</text:p>
          </table:table-cell>
          <table:table-cell table:style-name="ce7" table:formula="of:=[.J34]*([.E34]-[.$L$43])-[.$L$44]*[.H34]" office:value-type="float" office:value="0.0395028236068743" calcext:value-type="float">
            <text:p>0.039502823606874</text:p>
          </table:table-cell>
          <table:table-cell table:style-name="ce7" table:formula="of:=[.L34]^2" office:value-type="float" office:value="0.00156047307291583" calcext:value-type="float">
            <text:p>0.001560473072916</text:p>
          </table:table-cell>
          <table:table-cell table:style-name="ce3"/>
          <table:table-cell table:style-name="ce7"/>
          <table:table-cell table:style-name="ce3"/>
          <table:table-cell table:style-name="ce7"/>
          <table:table-cell table:style-name="ce7" table:formula="of:=LN([.D34])" office:value-type="float" office:value="2.91777073208428" calcext:value-type="float">
            <text:p>2.91777073208428</text:p>
          </table:table-cell>
          <table:table-cell table:style-name="ce7" table:formula="of:=[.$N$30]+[.$O$30]*[.H34]" office:value-type="float" office:value="2.82770923204555" calcext:value-type="float">
            <text:p>2.82770923204555</text:p>
          </table:table-cell>
          <table:table-cell table:style-name="ce3" table:formula="of:=EXP([.S34])" office:value-type="float" office:value="16.9066871336308" calcext:value-type="float">
            <text:p>16.9066871336308</text:p>
          </table:table-cell>
          <table:table-cell table:style-name="ce7" office:value-type="float" office:value="18.5" calcext:value-type="float">
            <text:p>18.5</text:p>
          </table:table-cell>
          <table:table-cell table:style-name="ce7" table:formula="of:=[.U34]-[.T34]" office:value-type="float" office:value="1.5933128663692" calcext:value-type="float">
            <text:p>1.5933128663692</text:p>
          </table:table-cell>
          <table:table-cell table:style-name="ce7" table:formula="of:=[.V34]/[.T34]" office:value-type="float" office:value="0.0942415775353044" calcext:value-type="float">
            <text:p>0.094241577535304</text:p>
          </table:table-cell>
          <table:table-cell table:style-name="ce7"/>
          <table:table-cell table:style-name="ce7" table:formula="of:=[.W34]-[.$X$30]" office:value-type="float" office:value="0.0919447412580703" calcext:value-type="float">
            <text:p>0.09194474125807</text:p>
          </table:table-cell>
          <table:table-cell table:style-name="ce7" table:formula="of:=([.W34]-[.$X$30])^2" office:value-type="float" office:value="0.0084538354450135" calcext:value-type="float">
            <text:p>0.008453835445014</text:p>
          </table:table-cell>
          <table:table-cell table:style-name="ce7" table:number-columns-repeated="3"/>
          <table:table-cell table:style-name="ce7" table:formula="of:=[.W34]^2" office:value-type="float" office:value="0.00888147493634278" calcext:value-type="float">
            <text:p>0.008881474936343</text:p>
          </table:table-cell>
          <table:table-cell table:style-name="ce7" table:number-columns-repeated="2"/>
          <table:table-cell table:style-name="ce7" table:formula="of:=[.$N$30]+[.$O$30]*[.H34]+[.$P$30]*[.J34]" office:value-type="float" office:value="2.8495069102" calcext:value-type="float">
            <text:p>2.8495069102</text:p>
          </table:table-cell>
          <table:table-cell table:style-name="ce3" table:formula="of:=EXP([.AG34])" office:value-type="float" office:value="17.2792595129865" calcext:value-type="float">
            <text:p>17.2792595129865</text:p>
          </table:table-cell>
          <table:table-cell table:style-name="ce15" table:formula="of:=[.$N$30]+[.$O$30]*[.H34]+[.$P$30]*[.J34]+[.$Q$30]*[.L34]" office:value-type="float" office:value="2.87973721142245" calcext:value-type="float">
            <text:p>2.87973721142245</text:p>
          </table:table-cell>
          <table:table-cell table:style-name="ce3" table:formula="of:=EXP([.AI34])" office:value-type="float" office:value="17.809592407157" calcext:value-type="float">
            <text:p>17.809592407157</text:p>
          </table:table-cell>
          <table:table-cell table:number-columns-repeated="988"/>
        </table:table-row>
        <table:table-row table:style-name="ro1">
          <table:table-cell table:style-name="ce3" table:formula="of:=[.$B$28]+[.C35]" office:value-type="float" office:value="3.1" calcext:value-type="float">
            <text:p>3.1</text:p>
          </table:table-cell>
          <table:table-cell table:style-name="ce7" office:value-type="float" office:value="6" calcext:value-type="float">
            <text:p>6</text:p>
          </table:table-cell>
          <table:table-cell table:style-name="ce3" office:value-type="float" office:value="0.8" calcext:value-type="float">
            <text:p>0.8</text:p>
          </table:table-cell>
          <table:table-cell table:style-name="ce7" office:value-type="float" office:value="24.2" calcext:value-type="float">
            <text:p>24.2</text:p>
          </table:table-cell>
          <table:table-cell table:style-name="ce3" table:formula="of:=LN([.C35])" office:value-type="float" office:value="-0.22314355131421" calcext:value-type="float">
            <text:p>-0.22314355131421</text:p>
          </table:table-cell>
          <table:table-cell table:style-name="ce7" table:formula="of:=LN([.D35])" office:value-type="float" office:value="3.18635263316264" calcext:value-type="float">
            <text:p>3.18635263316264</text:p>
          </table:table-cell>
          <table:table-cell table:style-name="ce3" office:value-type="float" office:value="1" calcext:value-type="float">
            <text:p>1</text:p>
          </table:table-cell>
          <table:table-cell table:style-name="ce7" table:formula="of:=[.E35]+0.16468744" office:value-type="float" office:value="-0.0584561113142097" calcext:value-type="float">
            <text:p>-0.05845611131421</text:p>
          </table:table-cell>
          <table:table-cell table:style-name="ce7" table:formula="of:=[.H35]^2" office:value-type="float" office:value="0.00341711694997928" calcext:value-type="float">
            <text:p>0.003417116949979</text:p>
          </table:table-cell>
          <table:table-cell table:style-name="ce3" table:formula="of:=[.H35]*([.E35]-[.$J$43])-[.$J$44]*[.G35]" office:value-type="float" office:value="-0.223963017548125" calcext:value-type="float">
            <text:p>-0.223963017548125</text:p>
          </table:table-cell>
          <table:table-cell table:style-name="ce3" table:formula="of:=[.J35]^2" office:value-type="float" office:value="0.0501594332292619" calcext:value-type="float">
            <text:p>0.050159433229262</text:p>
          </table:table-cell>
          <table:table-cell table:style-name="ce7" table:formula="of:=[.J35]*([.E35]-[.$L$43])-[.$L$44]*[.H35]" office:value-type="float" office:value="-0.0169059492100129" calcext:value-type="float">
            <text:p>-0.016905949210013</text:p>
          </table:table-cell>
          <table:table-cell table:style-name="ce7" table:formula="of:=[.L35]^2" office:value-type="float" office:value="0.000285811118691536" calcext:value-type="float">
            <text:p>0.000285811118692</text:p>
          </table:table-cell>
          <table:table-cell table:style-name="ce3"/>
          <table:table-cell table:style-name="ce7"/>
          <table:table-cell table:style-name="ce3"/>
          <table:table-cell table:style-name="ce7"/>
          <table:table-cell table:style-name="ce7" table:formula="of:=LN([.D35])" office:value-type="float" office:value="3.18635263316264" calcext:value-type="float">
            <text:p>3.18635263316264</text:p>
          </table:table-cell>
          <table:table-cell table:style-name="ce7" table:formula="of:=[.$N$30]+[.$O$30]*[.H35]" office:value-type="float" office:value="3.17898053086784" calcext:value-type="float">
            <text:p>3.17898053086784</text:p>
          </table:table-cell>
          <table:table-cell table:style-name="ce3" table:formula="of:=EXP([.S35])" office:value-type="float" office:value="24.0222511209477" calcext:value-type="float">
            <text:p>24.0222511209477</text:p>
          </table:table-cell>
          <table:table-cell table:style-name="ce7" office:value-type="float" office:value="24.2" calcext:value-type="float">
            <text:p>24.2</text:p>
          </table:table-cell>
          <table:table-cell table:style-name="ce7" table:formula="of:=[.U35]-[.T35]" office:value-type="float" office:value="0.177748879052299" calcext:value-type="float">
            <text:p>0.177748879052299</text:p>
          </table:table-cell>
          <table:table-cell table:style-name="ce7" table:formula="of:=[.V35]/[.T35]" office:value-type="float" office:value="0.0073993431405477" calcext:value-type="float">
            <text:p>0.007399343140548</text:p>
          </table:table-cell>
          <table:table-cell table:style-name="ce7"/>
          <table:table-cell table:style-name="ce7" table:formula="of:=[.W35]-[.$X$30]" office:value-type="float" office:value="0.00510250686331368" calcext:value-type="float">
            <text:p>0.005102506863314</text:p>
          </table:table-cell>
          <table:table-cell table:style-name="ce7" table:formula="of:=([.W35]-[.$X$30])^2" office:value-type="float" office:value="0.0000260355762901633" calcext:value-type="float">
            <text:p>2.60355762901633E-05</text:p>
          </table:table-cell>
          <table:table-cell table:style-name="ce7" table:number-columns-repeated="3"/>
          <table:table-cell table:style-name="ce7" table:formula="of:=[.W35]^2" office:value-type="float" office:value="0.0000547502789115704" calcext:value-type="float">
            <text:p>5.47502789115704E-05</text:p>
          </table:table-cell>
          <table:table-cell table:style-name="ce7" table:number-columns-repeated="2"/>
          <table:table-cell table:style-name="ce7" table:formula="of:=[.$N$30]+[.$O$30]*[.H35]+[.$P$30]*[.J35]" office:value-type="float" office:value="3.2009107351591" calcext:value-type="float">
            <text:p>3.2009107351591</text:p>
          </table:table-cell>
          <table:table-cell table:style-name="ce3" table:formula="of:=EXP([.AG35])" office:value-type="float" office:value="24.5548830121037" calcext:value-type="float">
            <text:p>24.5548830121037</text:p>
          </table:table-cell>
          <table:table-cell table:style-name="ce15" table:formula="of:=[.$N$30]+[.$O$30]*[.H35]+[.$P$30]*[.J35]+[.$Q$30]*[.L35]" office:value-type="float" office:value="3.18797312993481" calcext:value-type="float">
            <text:p>3.18797312993481</text:p>
          </table:table-cell>
          <table:table-cell table:style-name="ce3" table:formula="of:=EXP([.AI35])" office:value-type="float" office:value="24.2392478137756" calcext:value-type="float">
            <text:p>24.2392478137756</text:p>
          </table:table-cell>
          <table:table-cell table:number-columns-repeated="988"/>
        </table:table-row>
        <table:table-row table:style-name="ro1">
          <table:table-cell table:style-name="ce3" table:formula="of:=[.$B$28]+[.C36]" office:value-type="float" office:value="3.21" calcext:value-type="float">
            <text:p>3.21</text:p>
          </table:table-cell>
          <table:table-cell table:style-name="ce7" office:value-type="float" office:value="7" calcext:value-type="float">
            <text:p>7</text:p>
          </table:table-cell>
          <table:table-cell table:style-name="ce3" office:value-type="float" office:value="0.91" calcext:value-type="float">
            <text:p>0.91</text:p>
          </table:table-cell>
          <table:table-cell table:style-name="ce7" office:value-type="float" office:value="32.1" calcext:value-type="float">
            <text:p>32.1</text:p>
          </table:table-cell>
          <table:table-cell table:style-name="ce3" table:formula="of:=LN([.C36])" office:value-type="float" office:value="-0.0943106794712413" calcext:value-type="float">
            <text:p>-0.094310679471241</text:p>
          </table:table-cell>
          <table:table-cell table:style-name="ce7" table:formula="of:=LN([.D36])" office:value-type="float" office:value="3.46885603013597" calcext:value-type="float">
            <text:p>3.46885603013597</text:p>
          </table:table-cell>
          <table:table-cell table:style-name="ce3" office:value-type="float" office:value="1" calcext:value-type="float">
            <text:p>1</text:p>
          </table:table-cell>
          <table:table-cell table:style-name="ce7" table:formula="of:=[.E36]+0.16468744" office:value-type="float" office:value="0.0703767605287587" calcext:value-type="float">
            <text:p>0.070376760528759</text:p>
          </table:table-cell>
          <table:table-cell table:style-name="ce7" table:formula="of:=[.H36]^2" office:value-type="float" office:value="0.00495288842252225" calcext:value-type="float">
            <text:p>0.004952888422522</text:p>
          </table:table-cell>
          <table:table-cell table:style-name="ce3" table:formula="of:=[.H36]*([.E36]-[.$J$43])-[.$J$44]*[.G36]" office:value-type="float" office:value="-0.191467681349259" calcext:value-type="float">
            <text:p>-0.191467681349259</text:p>
          </table:table-cell>
          <table:table-cell table:style-name="ce3" table:formula="of:=[.J36]^2" office:value-type="float" office:value="0.0366598730012615" calcext:value-type="float">
            <text:p>0.036659873001262</text:p>
          </table:table-cell>
          <table:table-cell table:style-name="ce7" table:formula="of:=[.J36]*([.E36]-[.$L$43])-[.$L$44]*[.H36]" office:value-type="float" office:value="-0.0630147132692623" calcext:value-type="float">
            <text:p>-0.063014713269262</text:p>
          </table:table-cell>
          <table:table-cell table:style-name="ce7" table:formula="of:=[.L36]^2" office:value-type="float" office:value="0.00397085408840734" calcext:value-type="float">
            <text:p>0.003970854088407</text:p>
          </table:table-cell>
          <table:table-cell table:style-name="ce3"/>
          <table:table-cell table:style-name="ce7"/>
          <table:table-cell table:style-name="ce3"/>
          <table:table-cell table:style-name="ce7"/>
          <table:table-cell table:style-name="ce7" table:formula="of:=LN([.D36])" office:value-type="float" office:value="3.46885603013597" calcext:value-type="float">
            <text:p>3.46885603013597</text:p>
          </table:table-cell>
          <table:table-cell table:style-name="ce7" table:formula="of:=[.$N$30]+[.$O$30]*[.H36]" office:value-type="float" office:value="3.51789177363859" calcext:value-type="float">
            <text:p>3.51789177363859</text:p>
          </table:table-cell>
          <table:table-cell table:style-name="ce3" table:formula="of:=EXP([.S36])" office:value-type="float" office:value="33.7132782678692" calcext:value-type="float">
            <text:p>33.7132782678692</text:p>
          </table:table-cell>
          <table:table-cell table:style-name="ce7" office:value-type="float" office:value="32.1" calcext:value-type="float">
            <text:p>32.1</text:p>
          </table:table-cell>
          <table:table-cell table:style-name="ce7" table:formula="of:=[.U36]-[.T36]" office:value-type="float" office:value="-1.6132782678692" calcext:value-type="float">
            <text:p>-1.6132782678692</text:p>
          </table:table-cell>
          <table:table-cell table:style-name="ce7" table:formula="of:=[.V36]/[.T36]" office:value-type="float" office:value="-0.0478529039819527" calcext:value-type="float">
            <text:p>-0.047852903981953</text:p>
          </table:table-cell>
          <table:table-cell table:style-name="ce7"/>
          <table:table-cell table:style-name="ce7" table:formula="of:=[.W36]-[.$X$30]" office:value-type="float" office:value="-0.0501497402591867" calcext:value-type="float">
            <text:p>-0.050149740259187</text:p>
          </table:table-cell>
          <table:table-cell table:style-name="ce7" table:formula="of:=([.W36]-[.$X$30])^2" office:value-type="float" office:value="0.0025149964480639" calcext:value-type="float">
            <text:p>0.002514996448064</text:p>
          </table:table-cell>
          <table:table-cell table:style-name="ce7" table:number-columns-repeated="3"/>
          <table:table-cell table:style-name="ce7" table:formula="of:=[.W36]^2" office:value-type="float" office:value="0.00228990041950599" calcext:value-type="float">
            <text:p>0.002289900419506</text:p>
          </table:table-cell>
          <table:table-cell table:style-name="ce7" table:number-columns-repeated="2"/>
          <table:table-cell table:style-name="ce7" table:formula="of:=[.$N$30]+[.$O$30]*[.H36]+[.$P$30]*[.J36]" office:value-type="float" office:value="3.53664007151888" calcext:value-type="float">
            <text:p>3.53664007151888</text:p>
          </table:table-cell>
          <table:table-cell table:style-name="ce3" table:formula="of:=EXP([.AG36])" office:value-type="float" office:value="34.3513071402856" calcext:value-type="float">
            <text:p>34.3513071402856</text:p>
          </table:table-cell>
          <table:table-cell table:style-name="ce15" table:formula="of:=[.$N$30]+[.$O$30]*[.H36]+[.$P$30]*[.J36]+[.$Q$30]*[.L36]" office:value-type="float" office:value="3.4884168411358" calcext:value-type="float">
            <text:p>3.4884168411358</text:p>
          </table:table-cell>
          <table:table-cell table:style-name="ce3" table:formula="of:=EXP([.AI36])" office:value-type="float" office:value="32.7340834080441" calcext:value-type="float">
            <text:p>32.7340834080441</text:p>
          </table:table-cell>
          <table:table-cell table:number-columns-repeated="988"/>
        </table:table-row>
        <table:table-row table:style-name="ro1">
          <table:table-cell table:style-name="ce3" table:formula="of:=[.$B$28]+[.C37]" office:value-type="float" office:value="3.34" calcext:value-type="float">
            <text:p>3.34</text:p>
          </table:table-cell>
          <table:table-cell table:style-name="ce7" office:value-type="float" office:value="8" calcext:value-type="float">
            <text:p>8</text:p>
          </table:table-cell>
          <table:table-cell table:style-name="ce3" office:value-type="float" office:value="1.04" calcext:value-type="float">
            <text:p>1.04</text:p>
          </table:table-cell>
          <table:table-cell table:style-name="ce7" office:value-type="float" office:value="43.5" calcext:value-type="float">
            <text:p>43.5</text:p>
          </table:table-cell>
          <table:table-cell table:style-name="ce3" table:formula="of:=LN([.C37])" office:value-type="float" office:value="0.0392207131532813" calcext:value-type="float">
            <text:p>0.039220713153281</text:p>
          </table:table-cell>
          <table:table-cell table:style-name="ce7" table:formula="of:=LN([.D37])" office:value-type="float" office:value="3.77276093809464" calcext:value-type="float">
            <text:p>3.77276093809464</text:p>
          </table:table-cell>
          <table:table-cell table:style-name="ce3" office:value-type="float" office:value="1" calcext:value-type="float">
            <text:p>1</text:p>
          </table:table-cell>
          <table:table-cell table:style-name="ce7" table:formula="of:=[.E37]+0.16468744" office:value-type="float" office:value="0.203908153153281" calcext:value-type="float">
            <text:p>0.203908153153281</text:p>
          </table:table-cell>
          <table:table-cell table:style-name="ce7" table:formula="of:=[.H37]^2" office:value-type="float" office:value="0.041578534922382" calcext:value-type="float">
            <text:p>0.041578534922382</text:p>
          </table:table-cell>
          <table:table-cell table:style-name="ce3" table:formula="of:=[.H37]*([.E37]-[.$J$43])-[.$J$44]*[.G37]" office:value-type="float" office:value="-0.12275337817493" calcext:value-type="float">
            <text:p>-0.12275337817493</text:p>
          </table:table-cell>
          <table:table-cell table:style-name="ce3" table:formula="of:=[.J37]^2" office:value-type="float" office:value="0.0150683918533573" calcext:value-type="float">
            <text:p>0.015068391853357</text:p>
          </table:table-cell>
          <table:table-cell table:style-name="ce7" table:formula="of:=[.J37]*([.E37]-[.$L$43])-[.$L$44]*[.H37]" office:value-type="float" office:value="-0.0883168765153675" calcext:value-type="float">
            <text:p>-0.088316876515368</text:p>
          </table:table-cell>
          <table:table-cell table:style-name="ce7" table:formula="of:=[.L37]^2" office:value-type="float" office:value="0.00779987067743066" calcext:value-type="float">
            <text:p>0.007799870677431</text:p>
          </table:table-cell>
          <table:table-cell table:style-name="ce3"/>
          <table:table-cell table:style-name="ce7"/>
          <table:table-cell table:style-name="ce3"/>
          <table:table-cell table:style-name="ce7"/>
          <table:table-cell table:style-name="ce7" table:formula="of:=LN([.D37])" office:value-type="float" office:value="3.77276093809464" calcext:value-type="float">
            <text:p>3.77276093809464</text:p>
          </table:table-cell>
          <table:table-cell table:style-name="ce7" table:formula="of:=[.$N$30]+[.$O$30]*[.H37]" office:value-type="float" office:value="3.86916307246088" calcext:value-type="float">
            <text:p>3.86916307246088</text:p>
          </table:table-cell>
          <table:table-cell table:style-name="ce3" table:formula="of:=EXP([.S37])" office:value-type="float" office:value="47.9022785635011" calcext:value-type="float">
            <text:p>47.9022785635011</text:p>
          </table:table-cell>
          <table:table-cell table:style-name="ce7" office:value-type="float" office:value="43.5" calcext:value-type="float">
            <text:p>43.5</text:p>
          </table:table-cell>
          <table:table-cell table:style-name="ce7" table:formula="of:=[.U37]-[.T37]" office:value-type="float" office:value="-4.4022785635011" calcext:value-type="float">
            <text:p>-4.4022785635011</text:p>
          </table:table-cell>
          <table:table-cell table:style-name="ce7" table:formula="of:=[.V37]/[.T37]" office:value-type="float" office:value="-0.0919012350877061" calcext:value-type="float">
            <text:p>-0.091901235087706</text:p>
          </table:table-cell>
          <table:table-cell table:style-name="ce7"/>
          <table:table-cell table:style-name="ce7" table:formula="of:=[.W37]-[.$X$30]" office:value-type="float" office:value="-0.0941980713649401" calcext:value-type="float">
            <text:p>-0.09419807136494</text:p>
          </table:table-cell>
          <table:table-cell table:style-name="ce7" table:formula="of:=([.W37]-[.$X$30])^2" office:value-type="float" office:value="0.00887327664887435" calcext:value-type="float">
            <text:p>0.008873276648874</text:p>
          </table:table-cell>
          <table:table-cell table:style-name="ce7" table:number-columns-repeated="3"/>
          <table:table-cell table:style-name="ce7" table:formula="of:=[.W37]^2" office:value-type="float" office:value="0.00844583701064582" calcext:value-type="float">
            <text:p>0.008445837010646</text:p>
          </table:table-cell>
          <table:table-cell table:style-name="ce7" table:number-columns-repeated="2"/>
          <table:table-cell table:style-name="ce7" table:formula="of:=[.$N$30]+[.$O$30]*[.H37]+[.$P$30]*[.J37]" office:value-type="float" office:value="3.88118294382308" calcext:value-type="float">
            <text:p>3.88118294382308</text:p>
          </table:table-cell>
          <table:table-cell table:style-name="ce3" table:formula="of:=EXP([.AG37])" office:value-type="float" office:value="48.4815320921752" calcext:value-type="float">
            <text:p>48.4815320921752</text:p>
          </table:table-cell>
          <table:table-cell table:style-name="ce15" table:formula="of:=[.$N$30]+[.$O$30]*[.H37]+[.$P$30]*[.J37]+[.$Q$30]*[.L37]" office:value-type="float" office:value="3.8135967427288" calcext:value-type="float">
            <text:p>3.8135967427288</text:p>
          </table:table-cell>
          <table:table-cell table:style-name="ce3" table:formula="of:=EXP([.AI37])" office:value-type="float" office:value="45.3131257751075" calcext:value-type="float">
            <text:p>45.3131257751075</text:p>
          </table:table-cell>
          <table:table-cell table:number-columns-repeated="988"/>
        </table:table-row>
        <table:table-row table:style-name="ro1">
          <table:table-cell table:style-name="ce3" table:formula="of:=[.$B$28]+[.C38]" office:value-type="float" office:value="3.47" calcext:value-type="float">
            <text:p>3.47</text:p>
          </table:table-cell>
          <table:table-cell table:style-name="ce7" office:value-type="float" office:value="9" calcext:value-type="float">
            <text:p>9</text:p>
          </table:table-cell>
          <table:table-cell table:style-name="ce3" office:value-type="float" office:value="1.17" calcext:value-type="float">
            <text:p>1.17</text:p>
          </table:table-cell>
          <table:table-cell table:style-name="ce7" office:value-type="float" office:value="62.4" calcext:value-type="float">
            <text:p>62.4</text:p>
          </table:table-cell>
          <table:table-cell table:style-name="ce3" table:formula="of:=LN([.C38])" office:value-type="float" office:value="0.157003748809665" calcext:value-type="float">
            <text:p>0.157003748809665</text:p>
          </table:table-cell>
          <table:table-cell table:style-name="ce7" table:formula="of:=LN([.D38])" office:value-type="float" office:value="4.13356527537538" calcext:value-type="float">
            <text:p>4.13356527537538</text:p>
          </table:table-cell>
          <table:table-cell table:style-name="ce3" office:value-type="float" office:value="1" calcext:value-type="float">
            <text:p>1</text:p>
          </table:table-cell>
          <table:table-cell table:style-name="ce7" table:formula="of:=[.E38]+0.16468744" office:value-type="float" office:value="0.321691188809665" calcext:value-type="float">
            <text:p>0.321691188809665</text:p>
          </table:table-cell>
          <table:table-cell table:style-name="ce7" table:formula="of:=[.H38]^2" office:value-type="float" office:value="0.103485220957775" calcext:value-type="float">
            <text:p>0.103485220957775</text:p>
          </table:table-cell>
          <table:table-cell table:style-name="ce3" table:formula="of:=[.H38]*([.E38]-[.$J$43])-[.$J$44]*[.G38]" office:value-type="float" office:value="-0.0325424910152203" calcext:value-type="float">
            <text:p>-0.03254249101522</text:p>
          </table:table-cell>
          <table:table-cell table:style-name="ce3" table:formula="of:=[.J38]^2" office:value-type="float" office:value="0.0010590137214757" calcext:value-type="float">
            <text:p>0.001059013721476</text:p>
          </table:table-cell>
          <table:table-cell table:style-name="ce7" table:formula="of:=[.J38]*([.E38]-[.$L$43])-[.$L$44]*[.H38]" office:value-type="float" office:value="-0.0803818243930576" calcext:value-type="float">
            <text:p>-0.080381824393058</text:p>
          </table:table-cell>
          <table:table-cell table:style-name="ce7" table:formula="of:=[.L38]^2" office:value-type="float" office:value="0.00646123769275635" calcext:value-type="float">
            <text:p>0.006461237692756</text:p>
          </table:table-cell>
          <table:table-cell table:style-name="ce3"/>
          <table:table-cell table:style-name="ce7"/>
          <table:table-cell table:style-name="ce3"/>
          <table:table-cell table:style-name="ce7"/>
          <table:table-cell table:style-name="ce7" table:formula="of:=LN([.D38])" office:value-type="float" office:value="4.13356527537538" calcext:value-type="float">
            <text:p>4.13356527537538</text:p>
          </table:table-cell>
          <table:table-cell table:style-name="ce7" table:formula="of:=[.$N$30]+[.$O$30]*[.H38]" office:value-type="float" office:value="4.17900631681758" calcext:value-type="float">
            <text:p>4.17900631681758</text:p>
          </table:table-cell>
          <table:table-cell table:style-name="ce3" table:formula="of:=EXP([.S38])" office:value-type="float" office:value="65.3009325256066" calcext:value-type="float">
            <text:p>65.3009325256066</text:p>
          </table:table-cell>
          <table:table-cell table:style-name="ce7" office:value-type="float" office:value="62.4" calcext:value-type="float">
            <text:p>62.4</text:p>
          </table:table-cell>
          <table:table-cell table:style-name="ce7" table:formula="of:=[.U38]-[.T38]" office:value-type="float" office:value="-2.9009325256066" calcext:value-type="float">
            <text:p>-2.9009325256066</text:p>
          </table:table-cell>
          <table:table-cell table:style-name="ce7" table:formula="of:=[.V38]/[.T38]" office:value-type="float" office:value="-0.0444240597095463" calcext:value-type="float">
            <text:p>-0.044424059709546</text:p>
          </table:table-cell>
          <table:table-cell table:style-name="ce7"/>
          <table:table-cell table:style-name="ce7" table:formula="of:=[.W38]-[.$X$30]" office:value-type="float" office:value="-0.0467208959867803" calcext:value-type="float">
            <text:p>-0.04672089598678</text:p>
          </table:table-cell>
          <table:table-cell table:style-name="ce7" table:formula="of:=([.W38]-[.$X$30])^2" office:value-type="float" office:value="0.00218284212180754" calcext:value-type="float">
            <text:p>0.002182842121808</text:p>
          </table:table-cell>
          <table:table-cell table:style-name="ce7" table:number-columns-repeated="3"/>
          <table:table-cell table:style-name="ce7" table:formula="of:=[.W38]^2" office:value-type="float" office:value="0.00197349708107733" calcext:value-type="float">
            <text:p>0.001973497081077</text:p>
          </table:table-cell>
          <table:table-cell table:style-name="ce7" table:number-columns-repeated="2"/>
          <table:table-cell table:style-name="ce7" table:formula="of:=[.$N$30]+[.$O$30]*[.H38]+[.$P$30]*[.J38]" office:value-type="float" office:value="4.1821928405746" calcext:value-type="float">
            <text:p>4.1821928405746</text:p>
          </table:table-cell>
          <table:table-cell table:style-name="ce3" table:formula="of:=EXP([.AG38])" office:value-type="float" office:value="65.5093473815471" calcext:value-type="float">
            <text:p>65.5093473815471</text:p>
          </table:table-cell>
          <table:table-cell table:style-name="ce15" table:formula="of:=[.$N$30]+[.$O$30]*[.H38]+[.$P$30]*[.J38]+[.$Q$30]*[.L38]" office:value-type="float" office:value="4.12067909187665" calcext:value-type="float">
            <text:p>4.12067909187665</text:p>
          </table:table-cell>
          <table:table-cell table:style-name="ce3" table:formula="of:=EXP([.AI38])" office:value-type="float" office:value="61.6010608435045" calcext:value-type="float">
            <text:p>61.6010608435045</text:p>
          </table:table-cell>
          <table:table-cell table:number-columns-repeated="988"/>
        </table:table-row>
        <table:table-row table:style-name="ro1">
          <table:table-cell table:style-name="ce3" table:formula="of:=[.$B$28]+[.C39]" office:value-type="float" office:value="3.52" calcext:value-type="float">
            <text:p>3.5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1.22" calcext:value-type="float">
            <text:p>1.22</text:p>
          </table:table-cell>
          <table:table-cell table:style-name="ce7" office:value-type="float" office:value="71.4" calcext:value-type="float">
            <text:p>71.4</text:p>
          </table:table-cell>
          <table:table-cell table:style-name="ce3" table:formula="of:=LN([.C39])" office:value-type="float" office:value="0.198850858745165" calcext:value-type="float">
            <text:p>0.198850858745165</text:p>
          </table:table-cell>
          <table:table-cell table:style-name="ce7" table:formula="of:=LN([.D39])" office:value-type="float" office:value="4.26829786934554" calcext:value-type="float">
            <text:p>4.26829786934554</text:p>
          </table:table-cell>
          <table:table-cell table:style-name="ce3" office:value-type="float" office:value="1" calcext:value-type="float">
            <text:p>1</text:p>
          </table:table-cell>
          <table:table-cell table:style-name="ce7" table:formula="of:=[.E39]+0.16468744" office:value-type="float" office:value="0.363538298745165" calcext:value-type="float">
            <text:p>0.363538298745165</text:p>
          </table:table-cell>
          <table:table-cell table:style-name="ce7" table:formula="of:=[.H39]^2" office:value-type="float" office:value="0.132160094654529" calcext:value-type="float">
            <text:p>0.132160094654529</text:p>
          </table:table-cell>
          <table:table-cell table:style-name="ce3" table:formula="of:=[.H39]*([.E39]-[.$J$43])-[.$J$44]*[.G39]" office:value-type="float" office:value="0.00618857633866782" calcext:value-type="float">
            <text:p>0.006188576338668</text:p>
          </table:table-cell>
          <table:table-cell table:style-name="ce3" table:formula="of:=[.J39]^2" office:value-type="float" office:value="0.0000382984770995192" calcext:value-type="float">
            <text:p>3.82984770995192E-05</text:p>
          </table:table-cell>
          <table:table-cell table:style-name="ce7" table:formula="of:=[.J39]*([.E39]-[.$L$43])-[.$L$44]*[.H39]" office:value-type="float" office:value="-0.068776917775643" calcext:value-type="float">
            <text:p>-0.068776917775643</text:p>
          </table:table-cell>
          <table:table-cell table:style-name="ce7" table:formula="of:=[.L39]^2" office:value-type="float" office:value="0.00473026441871756" calcext:value-type="float">
            <text:p>0.004730264418718</text:p>
          </table:table-cell>
          <table:table-cell table:style-name="ce3"/>
          <table:table-cell table:style-name="ce7"/>
          <table:table-cell table:style-name="ce3"/>
          <table:table-cell table:style-name="ce7"/>
          <table:table-cell table:style-name="ce7" table:formula="of:=LN([.D39])" office:value-type="float" office:value="4.26829786934554" calcext:value-type="float">
            <text:p>4.26829786934554</text:p>
          </table:table-cell>
          <table:table-cell table:style-name="ce7" table:formula="of:=[.$N$30]+[.$O$30]*[.H39]" office:value-type="float" office:value="4.28909045785801" calcext:value-type="float">
            <text:p>4.28909045785801</text:p>
          </table:table-cell>
          <table:table-cell table:style-name="ce3" table:formula="of:=EXP([.S39])" office:value-type="float" office:value="72.900132593804" calcext:value-type="float">
            <text:p>72.900132593804</text:p>
          </table:table-cell>
          <table:table-cell table:style-name="ce7" office:value-type="float" office:value="71.4" calcext:value-type="float">
            <text:p>71.4</text:p>
          </table:table-cell>
          <table:table-cell table:style-name="ce7" table:formula="of:=[.U39]-[.T39]" office:value-type="float" office:value="-1.500132593804" calcext:value-type="float">
            <text:p>-1.500132593804</text:p>
          </table:table-cell>
          <table:table-cell table:style-name="ce7" table:formula="of:=[.V39]/[.T39]" office:value-type="float" office:value="-0.0205779131042554" calcext:value-type="float">
            <text:p>-0.020577913104256</text:p>
          </table:table-cell>
          <table:table-cell table:style-name="ce7"/>
          <table:table-cell table:style-name="ce7" table:formula="of:=[.W39]-[.$X$30]" office:value-type="float" office:value="-0.0228747493814894" calcext:value-type="float">
            <text:p>-0.02287474938149</text:p>
          </table:table-cell>
          <table:table-cell table:style-name="ce7" table:formula="of:=([.W39]-[.$X$30])^2" office:value-type="float" office:value="0.000523254159265951" calcext:value-type="float">
            <text:p>0.000523254159266</text:p>
          </table:table-cell>
          <table:table-cell table:style-name="ce7" table:number-columns-repeated="3"/>
          <table:table-cell table:style-name="ce7" table:formula="of:=[.W39]^2" office:value-type="float" office:value="0.000423450507726287" calcext:value-type="float">
            <text:p>0.000423450507726</text:p>
          </table:table-cell>
          <table:table-cell table:style-name="ce7" table:number-columns-repeated="2"/>
          <table:table-cell table:style-name="ce7" table:formula="of:=[.$N$30]+[.$O$30]*[.H39]+[.$P$30]*[.J39]" office:value-type="float" office:value="4.28848447949218" calcext:value-type="float">
            <text:p>4.28848447949218</text:p>
          </table:table-cell>
          <table:table-cell table:style-name="ce3" table:formula="of:=EXP([.AG39])" office:value-type="float" office:value="72.855970072704" calcext:value-type="float">
            <text:p>72.855970072704</text:p>
          </table:table-cell>
          <table:table-cell table:style-name="ce15" table:formula="of:=[.$N$30]+[.$O$30]*[.H39]+[.$P$30]*[.J39]+[.$Q$30]*[.L39]" office:value-type="float" office:value="4.23585161045474" calcext:value-type="float">
            <text:p>4.23585161045474</text:p>
          </table:table-cell>
          <table:table-cell table:style-name="ce3" table:formula="of:=EXP([.AI39])" office:value-type="float" office:value="69.1205174314188" calcext:value-type="float">
            <text:p>69.1205174314188</text:p>
          </table:table-cell>
          <table:table-cell table:number-columns-repeated="988"/>
        </table:table-row>
        <table:table-row table:style-name="ro1">
          <table:table-cell table:style-name="ce3" table:formula="of:=[.$B$28]+[.C40]" office:value-type="float" office:value="3.61" calcext:value-type="float">
            <text:p>3.61</text:p>
          </table:table-cell>
          <table:table-cell table:style-name="ce7" office:value-type="float" office:value="11" calcext:value-type="float">
            <text:p>11</text:p>
          </table:table-cell>
          <table:table-cell table:style-name="ce3" office:value-type="float" office:value="1.31" calcext:value-type="float">
            <text:p>1.31</text:p>
          </table:table-cell>
          <table:table-cell table:style-name="ce7" office:value-type="float" office:value="86.7" calcext:value-type="float">
            <text:p>86.7</text:p>
          </table:table-cell>
          <table:table-cell table:style-name="ce3" table:formula="of:=LN([.C40])" office:value-type="float" office:value="0.27002713721306" calcext:value-type="float">
            <text:p>0.27002713721306</text:p>
          </table:table-cell>
          <table:table-cell table:style-name="ce7" table:formula="of:=LN([.D40])" office:value-type="float" office:value="4.4624538837865" calcext:value-type="float">
            <text:p>4.4624538837865</text:p>
          </table:table-cell>
          <table:table-cell table:style-name="ce3" office:value-type="float" office:value="1" calcext:value-type="float">
            <text:p>1</text:p>
          </table:table-cell>
          <table:table-cell table:style-name="ce7" table:formula="of:=[.E40]+0.16468744" office:value-type="float" office:value="0.43471457721306" calcext:value-type="float">
            <text:p>0.43471457721306</text:p>
          </table:table-cell>
          <table:table-cell table:style-name="ce7" table:formula="of:=[.H40]^2" office:value-type="float" office:value="0.18897676364153" calcext:value-type="float">
            <text:p>0.18897676364153</text:p>
          </table:table-cell>
          <table:table-cell table:style-name="ce3" table:formula="of:=[.H40]*([.E40]-[.$J$43])-[.$J$44]*[.G40]" office:value-type="float" office:value="0.0801094716669978" calcext:value-type="float">
            <text:p>0.080109471666998</text:p>
          </table:table-cell>
          <table:table-cell table:style-name="ce3" table:formula="of:=[.J40]^2" office:value-type="float" office:value="0.00641752745076552" calcext:value-type="float">
            <text:p>0.006417527450766</text:p>
          </table:table-cell>
          <table:table-cell table:style-name="ce7" table:formula="of:=[.J40]*([.E40]-[.$L$43])-[.$L$44]*[.H40]" office:value-type="float" office:value="-0.0366015029346338" calcext:value-type="float">
            <text:p>-0.036601502934634</text:p>
          </table:table-cell>
          <table:table-cell table:style-name="ce7" table:formula="of:=[.L40]^2" office:value-type="float" office:value="0.00133967001707401" calcext:value-type="float">
            <text:p>0.001339670017074</text:p>
          </table:table-cell>
          <table:table-cell table:style-name="ce3"/>
          <table:table-cell table:style-name="ce7"/>
          <table:table-cell table:style-name="ce3"/>
          <table:table-cell table:style-name="ce7"/>
          <table:table-cell table:style-name="ce7" table:formula="of:=LN([.D40])" office:value-type="float" office:value="4.4624538837865" calcext:value-type="float">
            <text:p>4.4624538837865</text:p>
          </table:table-cell>
          <table:table-cell table:style-name="ce7" table:formula="of:=[.$N$30]+[.$O$30]*[.H40]" office:value-type="float" office:value="4.47632870417105" calcext:value-type="float">
            <text:p>4.47632870417105</text:p>
          </table:table-cell>
          <table:table-cell table:style-name="ce3" table:formula="of:=EXP([.S40])" office:value-type="float" office:value="87.9113309945492" calcext:value-type="float">
            <text:p>87.9113309945492</text:p>
          </table:table-cell>
          <table:table-cell table:style-name="ce7" office:value-type="float" office:value="86.7" calcext:value-type="float">
            <text:p>86.7</text:p>
          </table:table-cell>
          <table:table-cell table:style-name="ce7" table:formula="of:=[.U40]-[.T40]" office:value-type="float" office:value="-1.2113309945492" calcext:value-type="float">
            <text:p>-1.2113309945492</text:p>
          </table:table-cell>
          <table:table-cell table:style-name="ce7" table:formula="of:=[.V40]/[.T40]" office:value-type="float" office:value="-0.013779008699394" calcext:value-type="float">
            <text:p>-0.013779008699394</text:p>
          </table:table-cell>
          <table:table-cell table:style-name="ce7"/>
          <table:table-cell table:style-name="ce7" table:formula="of:=[.W40]-[.$X$30]" office:value-type="float" office:value="-0.016075844976628" calcext:value-type="float">
            <text:p>-0.016075844976628</text:p>
          </table:table-cell>
          <table:table-cell table:style-name="ce7" table:formula="of:=([.W40]-[.$X$30])^2" office:value-type="float" office:value="0.000258432791712577" calcext:value-type="float">
            <text:p>0.000258432791713</text:p>
          </table:table-cell>
          <table:table-cell table:style-name="ce7" table:number-columns-repeated="3"/>
          <table:table-cell table:style-name="ce7" table:formula="of:=[.W40]^2" office:value-type="float" office:value="0.000189861080737976" calcext:value-type="float">
            <text:p>0.000189861080738</text:p>
          </table:table-cell>
          <table:table-cell table:style-name="ce7" table:number-columns-repeated="2"/>
          <table:table-cell table:style-name="ce7" table:formula="of:=[.$N$30]+[.$O$30]*[.H40]+[.$P$30]*[.J40]" office:value-type="float" office:value="4.46848447569729" calcext:value-type="float">
            <text:p>4.46848447569729</text:p>
          </table:table-cell>
          <table:table-cell table:style-name="ce3" table:formula="of:=EXP([.AG40])" office:value-type="float" office:value="87.2244320471167" calcext:value-type="float">
            <text:p>87.2244320471167</text:p>
          </table:table-cell>
          <table:table-cell table:style-name="ce15" table:formula="of:=[.$N$30]+[.$O$30]*[.H40]+[.$P$30]*[.J40]+[.$Q$30]*[.L40]" office:value-type="float" office:value="4.44047446633897" calcext:value-type="float">
            <text:p>4.44047446633897</text:p>
          </table:table-cell>
          <table:table-cell table:style-name="ce3" table:formula="of:=EXP([.AI40])" office:value-type="float" office:value="84.8151740737452" calcext:value-type="float">
            <text:p>84.8151740737452</text:p>
          </table:table-cell>
          <table:table-cell table:number-columns-repeated="988"/>
        </table:table-row>
        <table:table-row table:style-name="ro1">
          <table:table-cell table:style-name="ce3" table:formula="of:=[.$B$28]+[.C41]" office:value-type="float" office:value="3.76" calcext:value-type="float">
            <text:p>3.76</text:p>
          </table:table-cell>
          <table:table-cell table:style-name="ce7" office:value-type="float" office:value="12" calcext:value-type="float">
            <text:p>12</text:p>
          </table:table-cell>
          <table:table-cell table:style-name="ce3" office:value-type="float" office:value="1.46" calcext:value-type="float">
            <text:p>1.46</text:p>
          </table:table-cell>
          <table:table-cell table:style-name="ce7" office:value-type="float" office:value="119" calcext:value-type="float">
            <text:p>119</text:p>
          </table:table-cell>
          <table:table-cell table:style-name="ce3" table:formula="of:=LN([.C41])" office:value-type="float" office:value="0.378436435720245" calcext:value-type="float">
            <text:p>0.378436435720245</text:p>
          </table:table-cell>
          <table:table-cell table:style-name="ce7" table:formula="of:=LN([.D41])" office:value-type="float" office:value="4.77912349311153" calcext:value-type="float">
            <text:p>4.77912349311153</text:p>
          </table:table-cell>
          <table:table-cell table:style-name="ce3" office:value-type="float" office:value="1" calcext:value-type="float">
            <text:p>1</text:p>
          </table:table-cell>
          <table:table-cell table:style-name="ce7" table:formula="of:=[.E41]+0.16468744" office:value-type="float" office:value="0.543123875720245" calcext:value-type="float">
            <text:p>0.543123875720245</text:p>
          </table:table-cell>
          <table:table-cell table:style-name="ce7" table:formula="of:=[.H41]^2" office:value-type="float" office:value="0.29498354437738" calcext:value-type="float">
            <text:p>0.29498354437738</text:p>
          </table:table-cell>
          <table:table-cell table:style-name="ce3" table:formula="of:=[.H41]*([.E41]-[.$J$43])-[.$J$44]*[.G41]" office:value-type="float" office:value="0.212167869867057" calcext:value-type="float">
            <text:p>0.212167869867057</text:p>
          </table:table-cell>
          <table:table-cell table:style-name="ce3" table:formula="of:=[.J41]^2" office:value-type="float" office:value="0.0450152050039245" calcext:value-type="float">
            <text:p>0.045015205003925</text:p>
          </table:table-cell>
          <table:table-cell table:style-name="ce7" table:formula="of:=[.J41]*([.E41]-[.$L$43])-[.$L$44]*[.H41]" office:value-type="float" office:value="0.0468151566722831" calcext:value-type="float">
            <text:p>0.046815156672283</text:p>
          </table:table-cell>
          <table:table-cell table:style-name="ce7" table:formula="of:=[.L41]^2" office:value-type="float" office:value="0.00219165889425041" calcext:value-type="float">
            <text:p>0.00219165889425</text:p>
          </table:table-cell>
          <table:table-cell table:style-name="ce3"/>
          <table:table-cell table:style-name="ce7"/>
          <table:table-cell table:style-name="ce3"/>
          <table:table-cell table:style-name="ce7"/>
          <table:table-cell table:style-name="ce7" table:formula="of:=LN([.D41])" office:value-type="float" office:value="4.77912349311153" calcext:value-type="float">
            <text:p>4.77912349311153</text:p>
          </table:table-cell>
          <table:table-cell table:style-name="ce7" table:formula="of:=[.$N$30]+[.$O$30]*[.H41]" office:value-type="float" office:value="4.76151314164721" calcext:value-type="float">
            <text:p>4.76151314164721</text:p>
          </table:table-cell>
          <table:table-cell table:style-name="ce3" table:formula="of:=EXP([.S41])" office:value-type="float" office:value="116.922712739645" calcext:value-type="float">
            <text:p>116.922712739645</text:p>
          </table:table-cell>
          <table:table-cell table:style-name="ce7" office:value-type="float" office:value="119" calcext:value-type="float">
            <text:p>119</text:p>
          </table:table-cell>
          <table:table-cell table:style-name="ce7" table:formula="of:=[.U41]-[.T41]" office:value-type="float" office:value="2.07728726035501" calcext:value-type="float">
            <text:p>2.07728726035501</text:p>
          </table:table-cell>
          <table:table-cell table:style-name="ce7" table:formula="of:=[.V41]/[.T41]" office:value-type="float" office:value="0.0177663279587137" calcext:value-type="float">
            <text:p>0.017766327958714</text:p>
          </table:table-cell>
          <table:table-cell table:style-name="ce7"/>
          <table:table-cell table:style-name="ce7" table:formula="of:=[.W41]-[.$X$30]" office:value-type="float" office:value="0.0154694916814797" calcext:value-type="float">
            <text:p>0.01546949168148</text:p>
          </table:table-cell>
          <table:table-cell table:style-name="ce7" table:formula="of:=([.W41]-[.$X$30])^2" office:value-type="float" office:value="0.000239305172883369" calcext:value-type="float">
            <text:p>0.000239305172883</text:p>
          </table:table-cell>
          <table:table-cell table:style-name="ce7" table:number-columns-repeated="3"/>
          <table:table-cell table:style-name="ce7" table:formula="of:=[.W41]^2" office:value-type="float" office:value="0.000315642409136573" calcext:value-type="float">
            <text:p>0.000315642409137</text:p>
          </table:table-cell>
          <table:table-cell table:style-name="ce7" table:number-columns-repeated="2"/>
          <table:table-cell table:style-name="ce7" table:formula="of:=[.$N$30]+[.$O$30]*[.H41]+[.$P$30]*[.J41]" office:value-type="float" office:value="4.74073790481944" calcext:value-type="float">
            <text:p>4.74073790481944</text:p>
          </table:table-cell>
          <table:table-cell table:style-name="ce3" table:formula="of:=EXP([.AG41])" office:value-type="float" office:value="114.518674391665" calcext:value-type="float">
            <text:p>114.518674391665</text:p>
          </table:table-cell>
          <table:table-cell table:style-name="ce15" table:formula="of:=[.$N$30]+[.$O$30]*[.H41]+[.$P$30]*[.J41]+[.$Q$30]*[.L41]" office:value-type="float" office:value="4.77656411061333" calcext:value-type="float">
            <text:p>4.77656411061333</text:p>
          </table:table-cell>
          <table:table-cell table:style-name="ce3" table:formula="of:=EXP([.AI41])" office:value-type="float" office:value="118.695822901526" calcext:value-type="float">
            <text:p>118.695822901526</text:p>
          </table:table-cell>
          <table:table-cell table:number-columns-repeated="988"/>
        </table:table-row>
        <table:table-row table:style-name="ro1">
          <table:table-cell table:style-name="ce3" table:formula="of:=[.$B$28]+[.C42]" office:value-type="float" office:value="3.87" calcext:value-type="float">
            <text:p>3.87</text:p>
          </table:table-cell>
          <table:table-cell table:style-name="ce7" office:value-type="float" office:value="13" calcext:value-type="float">
            <text:p>13</text:p>
          </table:table-cell>
          <table:table-cell table:style-name="ce3" office:value-type="float" office:value="1.57" calcext:value-type="float">
            <text:p>1.57</text:p>
          </table:table-cell>
          <table:table-cell table:style-name="ce7" office:value-type="float" office:value="148" calcext:value-type="float">
            <text:p>148</text:p>
          </table:table-cell>
          <table:table-cell table:style-name="ce3" table:formula="of:=LN([.C42])" office:value-type="float" office:value="0.451075619360217" calcext:value-type="float">
            <text:p>0.451075619360217</text:p>
          </table:table-cell>
          <table:table-cell table:style-name="ce7" table:formula="of:=LN([.D42])" office:value-type="float" office:value="4.99721227376412" calcext:value-type="float">
            <text:p>4.99721227376412</text:p>
          </table:table-cell>
          <table:table-cell table:style-name="ce3" office:value-type="float" office:value="1" calcext:value-type="float">
            <text:p>1</text:p>
          </table:table-cell>
          <table:table-cell table:style-name="ce7" table:formula="of:=[.E42]+0.16468744" office:value-type="float" office:value="0.615763059360217" calcext:value-type="float">
            <text:p>0.615763059360217</text:p>
          </table:table-cell>
          <table:table-cell table:style-name="ce7" table:formula="of:=[.H42]^2" office:value-type="float" office:value="0.379164145272654" calcext:value-type="float">
            <text:p>0.379164145272654</text:p>
          </table:table-cell>
          <table:table-cell table:style-name="ce3" table:formula="of:=[.H42]*([.E42]-[.$J$43])-[.$J$44]*[.G42]" office:value-type="float" office:value="0.313804244862516" calcext:value-type="float">
            <text:p>0.313804244862516</text:p>
          </table:table-cell>
          <table:table-cell table:style-name="ce3" table:formula="of:=[.J42]^2" office:value-type="float" office:value="0.0984731040937339" calcext:value-type="float">
            <text:p>0.098473104093734</text:p>
          </table:table-cell>
          <table:table-cell table:style-name="ce7" table:formula="of:=[.J42]*([.E42]-[.$L$43])-[.$L$44]*[.H42]" office:value-type="float" office:value="0.129269257146725" calcext:value-type="float">
            <text:p>0.129269257146725</text:p>
          </table:table-cell>
          <table:table-cell table:style-name="ce7" table:formula="of:=[.L42]^2" office:value-type="float" office:value="0.0167105408432661" calcext:value-type="float">
            <text:p>0.016710540843266</text:p>
          </table:table-cell>
          <table:table-cell table:style-name="ce3"/>
          <table:table-cell table:style-name="ce7"/>
          <table:table-cell table:style-name="ce3"/>
          <table:table-cell table:style-name="ce7"/>
          <table:table-cell table:style-name="ce7" table:formula="of:=LN([.D42])" office:value-type="float" office:value="4.99721227376412" calcext:value-type="float">
            <text:p>4.99721227376412</text:p>
          </table:table-cell>
          <table:table-cell table:style-name="ce7" table:formula="of:=[.$N$30]+[.$O$30]*[.H42]" office:value-type="float" office:value="4.95259974593623" calcext:value-type="float">
            <text:p>4.95259974593623</text:p>
          </table:table-cell>
          <table:table-cell table:style-name="ce3" table:formula="of:=EXP([.S42])" office:value-type="float" office:value="141.542460452053" calcext:value-type="float">
            <text:p>141.542460452053</text:p>
          </table:table-cell>
          <table:table-cell table:style-name="ce7" office:value-type="float" office:value="148" calcext:value-type="float">
            <text:p>148</text:p>
          </table:table-cell>
          <table:table-cell table:style-name="ce7" table:formula="of:=[.U42]-[.T42]" office:value-type="float" office:value="6.45753954794699" calcext:value-type="float">
            <text:p>6.45753954794699</text:p>
          </table:table-cell>
          <table:table-cell table:style-name="ce7" table:formula="of:=[.V42]/[.T42]" office:value-type="float" office:value="0.0456226317341323" calcext:value-type="float">
            <text:p>0.045622631734132</text:p>
          </table:table-cell>
          <table:table-cell table:style-name="ce7"/>
          <table:table-cell table:style-name="ce7" table:formula="of:=[.W42]-[.$X$30]" office:value-type="float" office:value="0.0433257954568982" calcext:value-type="float">
            <text:p>0.043325795456898</text:p>
          </table:table-cell>
          <table:table-cell table:style-name="ce7" table:formula="of:=([.W42]-[.$X$30])^2" office:value-type="float" office:value="0.00187712455197298" calcext:value-type="float">
            <text:p>0.001877124551973</text:p>
          </table:table-cell>
          <table:table-cell table:style-name="ce7" table:number-columns-repeated="3"/>
          <table:table-cell table:style-name="ce7" table:formula="of:=[.W42]^2" office:value-type="float" office:value="0.00208142452634825" calcext:value-type="float">
            <text:p>0.002081424526348</text:p>
          </table:table-cell>
          <table:table-cell table:style-name="ce7" table:number-columns-repeated="2"/>
          <table:table-cell table:style-name="ce7" table:formula="of:=[.$N$30]+[.$O$30]*[.H42]+[.$P$30]*[.J42]" office:value-type="float" office:value="4.92187239071197" calcext:value-type="float">
            <text:p>4.92187239071197</text:p>
          </table:table-cell>
          <table:table-cell table:style-name="ce3" table:formula="of:=EXP([.AG42])" office:value-type="float" office:value="137.259375911973" calcext:value-type="float">
            <text:p>137.259375911973</text:p>
          </table:table-cell>
          <table:table-cell table:style-name="ce15" table:formula="of:=[.$N$30]+[.$O$30]*[.H42]+[.$P$30]*[.J42]+[.$Q$30]*[.L42]" office:value-type="float" office:value="5.02079819463016" calcext:value-type="float">
            <text:p>5.02079819463016</text:p>
          </table:table-cell>
          <table:table-cell table:style-name="ce3" table:formula="of:=EXP([.AI42])" office:value-type="float" office:value="151.532207729704" calcext:value-type="float">
            <text:p>151.532207729704</text:p>
          </table:table-cell>
          <table:table-cell table:number-columns-repeated="988"/>
        </table:table-row>
        <table:table-row table:style-name="ro1">
          <table:table-cell table:style-name="ce5"/>
          <table:table-cell table:style-name="ce7" office:value-type="float" office:value="14" calcext:value-type="float">
            <text:p>14</text:p>
          </table:table-cell>
          <table:table-cell table:style-name="ce3"/>
          <table:table-cell table:style-name="ce7"/>
          <table:table-cell table:style-name="ce3"/>
          <table:table-cell table:style-name="ce7"/>
          <table:table-cell table:style-name="ce3" office:value-type="string" calcext:value-type="string">
            <text:p>C</text:p>
          </table:table-cell>
          <table:table-cell table:style-name="ce7" table:formula="of:=(SUM([.E30:.E42]))/13" office:value-type="float" office:value="-0.164687440034489" calcext:value-type="float">
            <text:p>-0.164687440034489</text:p>
          </table:table-cell>
          <table:table-cell table:style-name="ce7"/>
          <table:table-cell table:style-name="ce3" table:formula="of:=(SUMPRODUCT([.E30:.E42];[.I30:.I42]))/(SUM([.I30:.I42]))" office:value-type="float" office:value="-0.404995400875537" calcext:value-type="float">
            <text:p>-0.404995400875537</text:p>
          </table:table-cell>
          <table:table-cell table:style-name="ce3"/>
          <table:table-cell table:style-name="ce7" table:formula="of:=(SUMPRODUCT([.E30:.E42];[.K30:.K42]))/(SUM([.K30:.K42]))" office:value-type="float" office:value="-0.350449080407982" calcext:value-type="float">
            <text:p>-0.350449080407982</text:p>
          </table:table-cell>
          <table:table-cell table:style-name="ce7"/>
          <table:table-cell table:style-name="ce3"/>
          <table:table-cell table:style-name="ce7"/>
          <table:table-cell table:style-name="ce3"/>
          <table:table-cell table:style-name="ce7" table:number-columns-repeated="3"/>
          <table:table-cell table:style-name="ce3" table:number-columns-repeated="13"/>
          <table:table-cell table:style-name="ce15"/>
          <table:table-cell table:style-name="ce3"/>
          <table:table-cell table:style-name="ce15"/>
          <table:table-cell table:style-name="ce3"/>
          <table:table-cell table:number-columns-repeated="988"/>
        </table:table-row>
        <table:table-row table:style-name="ro1">
          <table:table-cell table:style-name="ce5"/>
          <table:table-cell table:style-name="ce7" office:value-type="float" office:value="15" calcext:value-type="float">
            <text:p>15</text:p>
          </table:table-cell>
          <table:table-cell table:style-name="ce3"/>
          <table:table-cell table:style-name="ce7"/>
          <table:table-cell table:style-name="ce3"/>
          <table:table-cell table:style-name="ce7"/>
          <table:table-cell table:style-name="ce3" office:value-type="string" calcext:value-type="string">
            <text:p>D</text:p>
          </table:table-cell>
          <table:table-cell table:style-name="ce7" table:number-columns-repeated="2"/>
          <table:table-cell table:style-name="ce3" table:formula="of:=(SUM([.I30:.I42]))/13" office:value-type="float" office:value="0.213332665587473" calcext:value-type="float">
            <text:p>0.213332665587473</text:p>
          </table:table-cell>
          <table:table-cell table:style-name="ce3"/>
          <table:table-cell table:style-name="ce7" table:formula="of:=(SUM([.K30:.K42]))/(SUM([.I30:.I42]))" office:value-type="float" office:value="0.198538373071147" calcext:value-type="float">
            <text:p>0.198538373071147</text:p>
          </table:table-cell>
          <table:table-cell table:style-name="ce7"/>
          <table:table-cell table:style-name="ce3"/>
          <table:table-cell table:style-name="ce7"/>
          <table:table-cell table:style-name="ce3"/>
          <table:table-cell table:style-name="ce7" table:number-columns-repeated="3"/>
          <table:table-cell table:style-name="ce3" table:number-columns-repeated="13"/>
          <table:table-cell table:style-name="ce15"/>
          <table:table-cell table:style-name="ce3"/>
          <table:table-cell table:style-name="ce15"/>
          <table:table-cell table:style-name="ce3"/>
          <table:table-cell table:number-columns-repeated="988"/>
        </table:table-row>
        <table:table-row table:style-name="ro1">
          <table:table-cell table:style-name="ce5"/>
          <table:table-cell table:style-name="ce7" office:value-type="float" office:value="16" calcext:value-type="float">
            <text:p>16</text:p>
          </table:table-cell>
          <table:table-cell table:style-name="ce3"/>
          <table:table-cell table:style-name="ce7"/>
          <table:table-cell table:style-name="ce3"/>
          <table:table-cell table:style-name="ce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7" table:number-columns-repeated="2"/>
          <table:table-cell table:style-name="ce3"/>
          <table:table-cell table:style-name="ce7"/>
          <table:table-cell table:style-name="ce3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3" table:number-columns-repeated="13"/>
          <table:table-cell table:style-name="ce15"/>
          <table:table-cell table:style-name="ce3"/>
          <table:table-cell table:style-name="ce15"/>
          <table:table-cell table:style-name="ce3"/>
          <table:table-cell table:number-columns-repeated="988"/>
        </table:table-row>
        <table:table-row table:style-name="ro1">
          <table:table-cell table:style-name="ce3"/>
          <table:table-cell table:style-name="ce7" office:value-type="float" office:value="17" calcext:value-type="float">
            <text:p>17</text:p>
          </table:table-cell>
          <table:table-cell table:style-name="ce3"/>
          <table:table-cell table:style-name="ce7"/>
          <table:table-cell table:style-name="ce3"/>
          <table:table-cell table:style-name="ce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7" table:number-columns-repeated="2"/>
          <table:table-cell table:style-name="ce3"/>
          <table:table-cell table:style-name="ce7"/>
          <table:table-cell table:style-name="ce3"/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 table:style-name="ce3" table:number-columns-repeated="13"/>
          <table:table-cell table:style-name="ce15"/>
          <table:table-cell table:style-name="ce3"/>
          <table:table-cell table:style-name="ce15"/>
          <table:table-cell table:style-name="ce3"/>
          <table:table-cell table:number-columns-repeated="988"/>
        </table:table-row>
        <table:table-row table:style-name="ro1">
          <table:table-cell table:style-name="ce3"/>
          <table:table-cell table:style-name="ce7" office:value-type="float" office:value="18" calcext:value-type="float">
            <text:p>18</text:p>
          </table:table-cell>
          <table:table-cell table:style-name="ce3"/>
          <table:table-cell table:style-name="ce7"/>
          <table:table-cell table:style-name="ce3"/>
          <table:table-cell table:style-name="ce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7" table:number-columns-repeated="2"/>
          <table:table-cell table:style-name="ce3"/>
          <table:table-cell table:style-name="ce7"/>
          <table:table-cell table:style-name="ce3"/>
          <table:table-cell table:style-name="ce7" table:number-columns-repeated="3"/>
          <table:table-cell table:style-name="ce3" table:number-columns-repeated="13"/>
          <table:table-cell table:style-name="ce15"/>
          <table:table-cell table:style-name="ce3"/>
          <table:table-cell table:style-name="ce15"/>
          <table:table-cell table:style-name="ce3"/>
          <table:table-cell table:number-columns-repeated="988"/>
        </table:table-row>
        <table:table-row table:style-name="ro1">
          <table:table-cell table:style-name="ce3"/>
          <table:table-cell table:style-name="ce7" office:value-type="float" office:value="19" calcext:value-type="float">
            <text:p>19</text:p>
          </table:table-cell>
          <table:table-cell table:style-name="ce5"/>
          <table:table-cell table:style-name="ce7"/>
          <table:table-cell table:style-name="ce3"/>
          <table:table-cell table:style-name="ce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7" table:number-columns-repeated="2"/>
          <table:table-cell table:style-name="ce3"/>
          <table:table-cell table:style-name="ce7"/>
          <table:table-cell table:style-name="ce3"/>
          <table:table-cell table:style-name="ce7" table:number-columns-repeated="3"/>
          <table:table-cell table:style-name="ce3" table:number-columns-repeated="13"/>
          <table:table-cell table:style-name="ce15"/>
          <table:table-cell table:style-name="ce3"/>
          <table:table-cell table:style-name="ce15"/>
          <table:table-cell table:style-name="ce3"/>
          <table:table-cell table:number-columns-repeated="988"/>
        </table:table-row>
        <table:table-row table:style-name="ro1">
          <table:table-cell table:style-name="ce3"/>
          <table:table-cell table:style-name="ce7" office:value-type="float" office:value="20" calcext:value-type="float">
            <text:p>20</text:p>
          </table:table-cell>
          <table:table-cell table:style-name="ce3"/>
          <table:table-cell table:style-name="ce7"/>
          <table:table-cell table:style-name="ce3"/>
          <table:table-cell table:style-name="ce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7" table:number-columns-repeated="2"/>
          <table:table-cell table:style-name="ce3"/>
          <table:table-cell table:style-name="ce7"/>
          <table:table-cell table:style-name="ce3"/>
          <table:table-cell table:style-name="ce7" table:number-columns-repeated="3"/>
          <table:table-cell table:style-name="ce3" table:number-columns-repeated="13"/>
          <table:table-cell table:style-name="ce15"/>
          <table:table-cell table:style-name="ce3"/>
          <table:table-cell table:style-name="ce15"/>
          <table:table-cell table:style-name="ce3"/>
          <table:table-cell table:number-columns-repeated="988"/>
        </table:table-row>
        <table:table-row table:style-name="ro1">
          <table:table-cell table:style-name="ce3"/>
          <table:table-cell table:style-name="ce7" office:value-type="float" office:value="21" calcext:value-type="float">
            <text:p>21</text:p>
          </table:table-cell>
          <table:table-cell table:style-name="ce3"/>
          <table:table-cell table:style-name="ce7"/>
          <table:table-cell table:style-name="ce3"/>
          <table:table-cell table:style-name="ce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7" table:number-columns-repeated="2"/>
          <table:table-cell table:style-name="ce3"/>
          <table:table-cell table:style-name="ce7"/>
          <table:table-cell table:style-name="ce3"/>
          <table:table-cell table:style-name="ce7" table:number-columns-repeated="3"/>
          <table:table-cell table:style-name="ce3" table:number-columns-repeated="13"/>
          <table:table-cell table:style-name="ce15"/>
          <table:table-cell table:style-name="ce3"/>
          <table:table-cell table:style-name="ce15"/>
          <table:table-cell table:style-name="ce3"/>
          <table:table-cell table:number-columns-repeated="988"/>
        </table:table-row>
        <table:table-row table:style-name="ro1">
          <table:table-cell table:style-name="ce3"/>
          <table:table-cell table:style-name="ce7" office:value-type="float" office:value="22" calcext:value-type="float">
            <text:p>22</text:p>
          </table:table-cell>
          <table:table-cell table:style-name="ce3"/>
          <table:table-cell table:style-name="ce7"/>
          <table:table-cell table:style-name="ce3"/>
          <table:table-cell table:style-name="ce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7" table:number-columns-repeated="2"/>
          <table:table-cell table:style-name="ce3"/>
          <table:table-cell table:style-name="ce7"/>
          <table:table-cell table:style-name="ce3"/>
          <table:table-cell table:style-name="ce7" table:number-columns-repeated="3"/>
          <table:table-cell table:style-name="ce3" table:number-columns-repeated="13"/>
          <table:table-cell table:style-name="ce15"/>
          <table:table-cell table:style-name="ce3"/>
          <table:table-cell table:style-name="ce15"/>
          <table:table-cell table:style-name="ce3"/>
          <table:table-cell table:number-columns-repeated="988"/>
        </table:table-row>
        <table:table-row table:style-name="ro1">
          <table:table-cell table:style-name="ce3"/>
          <table:table-cell table:style-name="ce7" office:value-type="float" office:value="23" calcext:value-type="float">
            <text:p>23</text:p>
          </table:table-cell>
          <table:table-cell table:style-name="ce3"/>
          <table:table-cell table:style-name="ce7"/>
          <table:table-cell table:style-name="ce3"/>
          <table:table-cell table:style-name="ce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7" table:number-columns-repeated="2"/>
          <table:table-cell table:style-name="ce3"/>
          <table:table-cell table:style-name="ce7"/>
          <table:table-cell table:style-name="ce3"/>
          <table:table-cell table:style-name="ce7" table:number-columns-repeated="3"/>
          <table:table-cell table:style-name="ce3" table:number-columns-repeated="13"/>
          <table:table-cell table:style-name="ce15"/>
          <table:table-cell table:style-name="ce3"/>
          <table:table-cell table:style-name="ce15"/>
          <table:table-cell table:style-name="ce3"/>
          <table:table-cell table:number-columns-repeated="988"/>
        </table:table-row>
        <table:table-row table:style-name="ro1">
          <table:table-cell table:style-name="ce3"/>
          <table:table-cell table:style-name="ce7" office:value-type="float" office:value="24" calcext:value-type="float">
            <text:p>24</text:p>
          </table:table-cell>
          <table:table-cell table:style-name="ce3"/>
          <table:table-cell table:style-name="ce7"/>
          <table:table-cell table:style-name="ce3"/>
          <table:table-cell table:style-name="ce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7" table:number-columns-repeated="2"/>
          <table:table-cell table:style-name="ce3"/>
          <table:table-cell table:style-name="ce7"/>
          <table:table-cell table:style-name="ce3"/>
          <table:table-cell table:style-name="ce7" table:number-columns-repeated="3"/>
          <table:table-cell table:style-name="ce3" table:number-columns-repeated="13"/>
          <table:table-cell table:style-name="ce15"/>
          <table:table-cell table:style-name="ce3"/>
          <table:table-cell table:style-name="ce15"/>
          <table:table-cell table:style-name="ce3"/>
          <table:table-cell table:number-columns-repeated="988"/>
        </table:table-row>
        <table:table-row table:style-name="ro1">
          <table:table-cell table:style-name="ce3"/>
          <table:table-cell table:style-name="ce7" office:value-type="float" office:value="25" calcext:value-type="float">
            <text:p>25</text:p>
          </table:table-cell>
          <table:table-cell table:style-name="ce3"/>
          <table:table-cell table:style-name="ce7"/>
          <table:table-cell table:style-name="ce3"/>
          <table:table-cell table:style-name="ce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7" table:number-columns-repeated="2"/>
          <table:table-cell table:style-name="ce3"/>
          <table:table-cell table:style-name="ce7"/>
          <table:table-cell table:style-name="ce3"/>
          <table:table-cell table:style-name="ce7" table:number-columns-repeated="3"/>
          <table:table-cell table:style-name="ce3" table:number-columns-repeated="13"/>
          <table:table-cell table:style-name="ce15"/>
          <table:table-cell table:style-name="ce3"/>
          <table:table-cell table:style-name="ce15"/>
          <table:table-cell table:style-name="ce3"/>
          <table:table-cell table:number-columns-repeated="988"/>
        </table:table-row>
        <table:table-row table:style-name="ro1">
          <table:table-cell table:style-name="ce3"/>
          <table:table-cell table:style-name="ce7" office:value-type="float" office:value="26" calcext:value-type="float">
            <text:p>26</text:p>
          </table:table-cell>
          <table:table-cell table:style-name="ce3"/>
          <table:table-cell table:style-name="ce7"/>
          <table:table-cell table:style-name="ce3"/>
          <table:table-cell table:style-name="ce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7" table:number-columns-repeated="2"/>
          <table:table-cell table:style-name="ce3"/>
          <table:table-cell table:style-name="ce7"/>
          <table:table-cell table:style-name="ce3"/>
          <table:table-cell table:style-name="ce7" table:number-columns-repeated="3"/>
          <table:table-cell table:style-name="ce3" table:number-columns-repeated="13"/>
          <table:table-cell table:style-name="ce15"/>
          <table:table-cell table:style-name="ce3"/>
          <table:table-cell table:style-name="ce15"/>
          <table:table-cell table:style-name="ce3"/>
          <table:table-cell table:number-columns-repeated="988"/>
        </table:table-row>
        <table:table-row table:style-name="ro1">
          <table:table-cell table:style-name="ce3"/>
          <table:table-cell table:style-name="ce7" office:value-type="float" office:value="27" calcext:value-type="float">
            <text:p>27</text:p>
          </table:table-cell>
          <table:table-cell table:style-name="ce3"/>
          <table:table-cell table:style-name="ce7"/>
          <table:table-cell table:style-name="ce3"/>
          <table:table-cell table:style-name="ce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7" table:number-columns-repeated="2"/>
          <table:table-cell table:style-name="ce3"/>
          <table:table-cell table:style-name="ce7"/>
          <table:table-cell table:style-name="ce3"/>
          <table:table-cell table:style-name="ce7" table:number-columns-repeated="3"/>
          <table:table-cell table:style-name="ce3" table:number-columns-repeated="13"/>
          <table:table-cell table:style-name="ce15"/>
          <table:table-cell table:style-name="ce3"/>
          <table:table-cell table:style-name="ce15"/>
          <table:table-cell table:style-name="ce3"/>
          <table:table-cell table:number-columns-repeated="988"/>
        </table:table-row>
        <table:table-row table:style-name="ro1">
          <table:table-cell table:style-name="ce3"/>
          <table:table-cell table:style-name="ce7" office:value-type="float" office:value="28" calcext:value-type="float">
            <text:p>28</text:p>
          </table:table-cell>
          <table:table-cell table:style-name="ce3"/>
          <table:table-cell table:style-name="ce7"/>
          <table:table-cell table:style-name="ce3"/>
          <table:table-cell table:style-name="ce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7" table:number-columns-repeated="2"/>
          <table:table-cell table:style-name="ce3"/>
          <table:table-cell table:style-name="ce7"/>
          <table:table-cell table:style-name="ce3"/>
          <table:table-cell table:style-name="ce7" table:number-columns-repeated="3"/>
          <table:table-cell table:style-name="ce3" table:number-columns-repeated="13"/>
          <table:table-cell table:style-name="ce15"/>
          <table:table-cell table:style-name="ce3"/>
          <table:table-cell table:style-name="ce15"/>
          <table:table-cell table:style-name="ce3"/>
          <table:table-cell table:number-columns-repeated="988"/>
        </table:table-row>
        <table:table-row table:style-name="ro1">
          <table:table-cell table:style-name="ce3"/>
          <table:table-cell table:style-name="ce7" office:value-type="float" office:value="29" calcext:value-type="float">
            <text:p>29</text:p>
          </table:table-cell>
          <table:table-cell table:style-name="ce3"/>
          <table:table-cell table:style-name="ce7"/>
          <table:table-cell table:style-name="ce3"/>
          <table:table-cell table:style-name="ce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7" table:number-columns-repeated="2"/>
          <table:table-cell table:style-name="ce3"/>
          <table:table-cell table:style-name="ce7"/>
          <table:table-cell table:style-name="ce3"/>
          <table:table-cell table:style-name="ce7" table:number-columns-repeated="3"/>
          <table:table-cell table:style-name="ce3" table:number-columns-repeated="13"/>
          <table:table-cell table:style-name="ce15"/>
          <table:table-cell table:style-name="ce3"/>
          <table:table-cell table:style-name="ce15"/>
          <table:table-cell table:style-name="ce3"/>
          <table:table-cell table:number-columns-repeated="988"/>
        </table:table-row>
        <table:table-row table:style-name="ro1">
          <table:table-cell table:style-name="ce3"/>
          <table:table-cell table:style-name="ce7" office:value-type="float" office:value="30" calcext:value-type="float">
            <text:p>30</text:p>
          </table:table-cell>
          <table:table-cell table:style-name="ce3"/>
          <table:table-cell table:style-name="ce7"/>
          <table:table-cell table:style-name="ce3"/>
          <table:table-cell table:style-name="ce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7" table:number-columns-repeated="2"/>
          <table:table-cell table:style-name="ce3"/>
          <table:table-cell table:style-name="ce7"/>
          <table:table-cell table:style-name="ce3"/>
          <table:table-cell table:style-name="ce7" table:number-columns-repeated="3"/>
          <table:table-cell table:style-name="ce3" table:number-columns-repeated="13"/>
          <table:table-cell table:style-name="ce15"/>
          <table:table-cell table:style-name="ce3"/>
          <table:table-cell table:style-name="ce15"/>
          <table:table-cell table:style-name="ce3"/>
          <table:table-cell table:number-columns-repeated="988"/>
        </table:table-row>
        <table:table-row table:style-name="ro1">
          <table:table-cell table:style-name="ce3"/>
          <table:table-cell table:style-name="ce7" office:value-type="float" office:value="31" calcext:value-type="float">
            <text:p>31</text:p>
          </table:table-cell>
          <table:table-cell table:style-name="ce3"/>
          <table:table-cell table:style-name="ce7"/>
          <table:table-cell table:style-name="ce3"/>
          <table:table-cell table:style-name="ce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7" table:number-columns-repeated="2"/>
          <table:table-cell table:style-name="ce3"/>
          <table:table-cell table:style-name="ce7"/>
          <table:table-cell table:style-name="ce3"/>
          <table:table-cell table:style-name="ce7" table:number-columns-repeated="3"/>
          <table:table-cell table:style-name="ce3" table:number-columns-repeated="13"/>
          <table:table-cell table:style-name="ce15"/>
          <table:table-cell table:style-name="ce3"/>
          <table:table-cell table:style-name="ce15"/>
          <table:table-cell table:style-name="ce3"/>
          <table:table-cell table:number-columns-repeated="98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8"/>
          <table:table-cell table:formula="of:=LN(7.25)-1.87" office:value-type="float" office:value="0.111001468866583" calcext:value-type="float">
            <text:p>0.111001468866583</text:p>
          </table:table-cell>
          <table:table-cell table:number-columns-repeated="1005"/>
        </table:table-row>
        <table:table-row table:style-name="ro1">
          <table:table-cell table:number-columns-repeated="18"/>
          <table:table-cell table:formula="of:=0.111*1.6+8.7" office:value-type="float" office:value="8.8776" calcext:value-type="float">
            <text:p>8.8776</text:p>
          </table:table-cell>
          <table:table-cell table:number-columns-repeated="1005"/>
        </table:table-row>
        <table:table-row table:style-name="ro1">
          <table:table-cell table:number-columns-repeated="18"/>
          <table:table-cell table:formula="of:=EXP(8.8776)" office:value-type="float" office:value="7169.5631194439" calcext:value-type="float">
            <text:p>7169.5631194439</text:p>
          </table:table-cell>
          <table:table-cell table:number-columns-repeated="1005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ource Han Serif CN" svg:font-family="'Source Han Serif CN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Source Han Serif CN1" svg:font-family="'Source Han Serif C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Source Han Serif CN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ource Han Serif CN1" style:font-size-asian="12pt" style:language-asian="zh" style:country-asian="CN" style:font-name-complex="Source Han Serif CN1" style:font-size-complex="12pt" style:language-complex="hi" style:country-complex="IN"/>
    </style:default-style>
    <number:number-style style:name="N0">
      <number:number number:min-integer-digits="1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26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26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27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29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0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0P0"/>
    </number:number-style>
    <number:date-style style:name="N10131" number:language="zh" number:country="CN">
      <number:month/>
      <number:text>-</number:text>
      <number:day/>
      <number:text>-</number:text>
      <number:year/>
    </number:date-style>
    <number:time-style style:name="N10132" number:language="zh" number:country="CN">
      <number:hours/>
      <number:text>时</number:text>
      <number:minutes number:style="long"/>
      <number:text>分</number:text>
    </number:time-style>
    <number:time-style style:name="N10133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34" number:language="zh" number:country="CN">
      <number:am-pm/>
      <number:hours/>
      <number:text>时</number:text>
      <number:minutes number:style="long"/>
      <number:text>分</number:text>
    </number:time-style>
    <number:time-style style:name="N10135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able-cell-properties fo:padding="0.71mm" style:rotation-align="none"/>
      <style:text-properties style:font-name="Source Han Serif CN" fo:font-family="'Source Han Serif CN'" style:font-family-generic="swiss" style:font-pitch="variable" style:font-name-asian="Source Han Serif CN" style:font-family-asian="'Source Han Serif CN'" style:font-family-generic-asian="swiss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Source Han Serif CN" fo:font-family="'Source Han Serif CN'" style:font-family-generic="swiss" style:font-pitch="variable" fo:font-size="10pt" fo:font-style="normal" fo:text-shadow="none" style:text-underline-style="none" fo:font-weight="normal" style:font-name-asian="Source Han Serif CN" style:font-family-asian="'Source Han Serif CN'" style:font-family-generic-asian="swiss" style:font-pitch-asian="variable" style:font-size-asian="10pt" style:font-style-asian="normal" style:font-weight-asian="normal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Source Han Serif CN" fo:font-family="'Source Han Serif CN'" style:font-family-generic="swiss" style:font-pitch="variable" fo:font-size="10pt" fo:font-style="normal" fo:text-shadow="none" style:text-underline-style="none" fo:font-weight="normal" style:font-name-asian="Source Han Serif CN" style:font-family-asian="'Source Han Serif CN'" style:font-family-generic-asian="swiss" style:font-pitch-asian="variable" style:font-size-asian="10pt" style:font-style-asian="normal" style:font-weight-asian="normal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Source Han Serif CN" fo:font-family="'Source Han Serif CN'" style:font-family-generic="swiss" style:font-pitch="variable" fo:font-size="10pt" fo:font-style="normal" fo:text-shadow="none" style:text-underline-style="none" fo:font-weight="normal" style:font-name-asian="Source Han Serif CN" style:font-family-asian="'Source Han Serif CN'" style:font-family-generic-asian="swiss" style:font-pitch-asian="variable" style:font-size-asian="10pt" style:font-style-asian="normal" style:font-weight-asian="normal" style:font-size-complex="10pt" style:font-style-complex="normal" style:font-weight-complex="normal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Source Han Serif CN" fo:font-family="'Source Han Serif CN'" style:font-family-generic="swiss" style:font-pitch="variable" fo:font-size="10pt" fo:font-style="normal" fo:text-shadow="none" style:text-underline-style="none" fo:font-weight="normal" style:font-name-asian="Source Han Serif CN" style:font-family-asian="'Source Han Serif CN'" style:font-family-generic-asian="swiss" style:font-pitch-asian="variable" style:font-size-asian="10pt" style:font-style-asian="normal" style:font-weight-asian="normal" style:font-size-complex="10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Source Han Serif CN" fo:font-family="'Source Han Serif CN'" style:font-family-generic="swiss" style:font-pitch="variable" fo:font-size="10pt" fo:font-style="normal" fo:text-shadow="none" style:text-underline-style="none" fo:font-weight="normal" style:font-name-asian="Source Han Serif CN" style:font-family-asian="'Source Han Serif CN'" style:font-family-generic-asian="swiss" style:font-pitch-asian="variable" style:font-size-asian="10pt" style:font-style-asian="normal" style:font-weight-asian="normal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Source Han Serif CN" fo:font-family="'Source Han Serif CN'" style:font-family-generic="swiss" style:font-pitch="variable" fo:font-size="10pt" fo:font-style="normal" fo:text-shadow="none" style:text-underline-style="none" fo:font-weight="normal" style:font-name-asian="Source Han Serif CN" style:font-family-asian="'Source Han Serif CN'" style:font-family-generic-asian="swiss" style:font-pitch-asian="variable" style:font-size-asian="10pt" style:font-style-asian="normal" style:font-weight-asian="normal" style:font-size-complex="10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Source Han Serif CN" fo:font-family="'Source Han Serif CN'" style:font-family-generic="swiss" style:font-pitch="variable" fo:font-size="10pt" fo:font-style="normal" fo:text-shadow="none" style:text-underline-style="none" fo:font-weight="normal" style:font-name-asian="Source Han Serif CN" style:font-family-asian="'Source Han Serif CN'" style:font-family-generic-asian="swiss" style:font-pitch-asian="variable" style:font-size-asian="10pt" style:font-style-asian="normal" style:font-weight-asian="normal" style:font-size-complex="10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Source Han Serif CN" fo:font-family="'Source Han Serif CN'" style:font-family-generic="swiss" style:font-pitch="variable" fo:font-size="10pt" fo:font-style="normal" fo:text-shadow="none" style:text-underline-style="none" fo:font-weight="normal" style:font-name-asian="Source Han Serif CN" style:font-family-asian="'Source Han Serif CN'" style:font-family-generic-asian="swiss" style:font-pitch-asian="variable" style:font-size-asian="10pt" style:font-style-asian="normal" style:font-weight-asian="normal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Source Han Serif CN" fo:font-family="'Source Han Serif CN'" style:font-family-generic="swiss" style:font-pitch="variable" fo:font-size="10pt" fo:font-style="normal" fo:text-shadow="none" style:text-underline-style="none" fo:font-weight="normal" style:font-name-asian="Source Han Serif CN" style:font-family-asian="'Source Han Serif CN'" style:font-family-generic-asian="swiss" style:font-pitch-asian="variable" style:font-size-asian="10pt" style:font-style-asian="normal" style:font-weight-asian="normal" style:font-size-complex="10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Source Han Serif CN" fo:font-family="'Source Han Serif CN'" style:font-family-generic="swiss" style:font-pitch="variable" fo:font-size="10pt" fo:font-style="normal" fo:text-shadow="none" style:text-underline-style="none" fo:font-weight="normal" style:font-name-asian="Source Han Serif CN" style:font-family-asian="'Source Han Serif CN'" style:font-family-generic-asian="swiss" style:font-pitch-asian="variable" style:font-size-asian="10pt" style:font-style-asian="normal" style:font-weight-asian="normal" style:font-size-complex="10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Source Han Serif CN" fo:font-family="'Source Han Serif CN'" style:font-family-generic="swiss" style:font-pitch="variable" fo:font-size="10pt" fo:font-style="normal" fo:text-shadow="none" style:text-underline-style="none" fo:font-weight="normal" style:font-name-asian="Source Han Serif CN" style:font-family-asian="'Source Han Serif CN'" style:font-family-generic-asian="swiss" style:font-pitch-asian="variable" style:font-size-asian="10pt" style:font-style-asian="normal" style:font-weight-asian="normal" style:font-size-complex="10pt" style:font-style-complex="normal" style:font-weight-complex="normal"/>
    </style:style>
    <style:style style:name="Hyperlink_20_1" style:display-name="Hyperlink 1" style:family="table-cell" style:parent-style-name="Default">
      <style:table-cell-properties fo:padding="0.71mm"/>
      <style:text-properties fo:color="#0000ee" style:text-outline="false" style:text-line-through-style="none" style:text-line-through-type="none" style:font-name="Source Han Serif CN" fo:font-family="'Source Han Serif CN'" style:font-family-generic="swiss" style:font-pitch="variable" fo:font-size="10pt" fo:font-style="normal" fo:text-shadow="none" style:text-underline-style="solid" style:text-underline-width="auto" style:text-underline-color="font-color" fo:font-weight="normal" style:font-name-asian="Source Han Serif CN" style:font-family-asian="'Source Han Serif CN'" style:font-family-generic-asian="swiss" style:font-pitch-asian="variable" style:font-size-asian="10pt" style:font-style-asian="normal" style:font-weight-asian="normal" style:font-size-complex="10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Source Han Serif CN" fo:font-family="'Source Han Serif CN'" style:font-family-generic="swiss" style:font-pitch="variable" fo:font-size="10pt" fo:font-style="normal" fo:text-shadow="none" style:text-underline-style="none" fo:font-weight="normal" style:font-name-asian="Source Han Serif CN" style:font-family-asian="'Source Han Serif CN'" style:font-family-generic-asian="swiss" style:font-pitch-asian="variable" style:font-size-asian="10pt" style:font-style-asian="normal" style:font-weight-asian="normal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Source Han Serif CN" fo:font-family="'Source Han Serif CN'" style:font-family-generic="swiss" style:font-pitch="variable" fo:font-size="10pt" fo:font-style="normal" fo:text-shadow="none" style:text-underline-style="none" fo:font-weight="normal" style:font-name-asian="Source Han Serif CN" style:font-family-asian="'Source Han Serif CN'" style:font-family-generic-asian="swiss" style:font-pitch-asian="variable" style:font-size-asian="10pt" style:font-style-asian="normal" style:font-weight-asian="normal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Source Han Serif CN" fo:font-family="'Source Han Serif CN'" style:font-family-generic="swiss" style:font-pitch="variable" fo:font-size="10pt" fo:font-style="normal" fo:text-shadow="none" style:text-underline-style="none" fo:font-weight="normal" style:font-name-asian="Source Han Serif CN" style:font-family-asian="'Source Han Serif CN'" style:font-family-generic-asian="swiss" style:font-pitch-asian="variable" style:font-size-asian="10pt" style:font-style-asian="normal" style:font-weight-asian="normal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Source Han Serif CN" fo:font-family="'Source Han Serif CN'" style:font-family-generic="swiss" style:font-pitch="variable" fo:font-size="10pt" fo:font-style="normal" fo:text-shadow="none" style:text-underline-style="none" fo:font-weight="normal" style:font-name-asian="Source Han Serif CN" style:font-family-asian="'Source Han Serif CN'" style:font-family-generic-asian="swiss" style:font-pitch-asian="variable" style:font-size-asian="10pt" style:font-style-asian="normal" style:font-weight-asian="normal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Source Han Serif CN" fo:font-family="'Source Han Serif CN'" style:font-family-generic="swiss" style:font-pitch="variable" fo:font-size="10pt" fo:font-style="normal" fo:text-shadow="none" style:text-underline-style="none" fo:font-weight="normal" style:font-name-asian="Source Han Serif CN" style:font-family-asian="'Source Han Serif CN'" style:font-family-generic-asian="swiss" style:font-pitch-asian="variable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2">0000/00/00</text:date>, <text:time style:data-style-name="N2" text:time-value="10:22:06.454318566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  <style:master-page style:name="PageStyle_5f_工作表1" style:display-name="PageStyle_工作表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页 </text:span><text:span text:style-name="MT1"><text:page-number>1</text:page-number></text:span></text:p>
      </style:footer>
      <style:footer-left style:display="false">
        <text:p><text:span text:style-name="MT1">页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23:31:03.375704900</meta:creation-date>
    <dc:date>2018-04-22T12:14:25.189413544</dc:date>
    <meta:editing-cycles>16</meta:editing-cycles>
    <meta:editing-duration>PT2H10M31S</meta:editing-duration>
    <meta:generator>LibreOffice/6.0.3.2$Linux_X86_64 LibreOffice_project/8f48d515416608e3a835360314dac7e47fd0b821</meta:generator>
    <meta:document-statistic meta:table-count="1" meta:cell-count="61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206cm" svg:y="4.201cm" style:legend-expansion="high" chart:style-name="ch2"/>
        <chart:plot-area chart:style-name="ch3" table:cell-range-address="工作表1.AI29:工作表1.AJ42" chart:data-source-has-labels="both" svg:x="0.32cm" svg:y="0.18cm" svg:width="13.566cm" svg:height="8.64cm">
          <chartooo:coordinate-region svg:x="0.756cm" svg:y="0.379cm" svg:width="12.85cm" svg:height="7.794cm"/>
          <chart:axis chart:dimension="x" chart:name="primary-x" chart:style-name="ch4" chartooo:axis-type="auto">
            <chart:categories table:cell-range-address="工作表1.AI30:工作表1.AI42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工作表1.AI30:工作表1.AI42" chart:label-cell-address="工作表1.AJ29:工作表1.AJ29" chart:class="chart:scatter">
            <chart:domain table:cell-range-address="工作表1.AJ30:工作表1.AJ42"/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J</text:p>
              </table:table-cell>
              <table:table-cell office:value-type="string">
                <text:p>Qc</text:p>
                <draw:g>
                  <svg:desc>工作表1.AJ29:工作表1.AJ29</svg:desc>
                </draw:g>
              </table:table-cell>
            </table:table-row>
          </table:table-header-rows>
          <table:table-rows>
            <table:table-row>
              <table:table-cell office:value-type="float" office:value="0.803090941665038">
                <text:p>0.803090941665038</text:p>
                <draw:g>
                  <svg:desc>工作表1.AI30:工作表1.AI42</svg:desc>
                </draw:g>
              </table:table-cell>
              <table:table-cell office:value-type="float" office:value="2.23243058795807">
                <text:p>2.23243058795807</text:p>
                <draw:g>
                  <svg:desc>工作表1.AJ30:工作表1.AJ42</svg:desc>
                </draw:g>
              </table:table-cell>
              <table:table-cell office:value-type="float" office:value="0.803090941665038">
                <text:p>0.803090941665038</text:p>
                <draw:g>
                  <svg:desc>工作表1.AI30:工作表1.AI42</svg:desc>
                </draw:g>
              </table:table-cell>
            </table:table-row>
            <table:table-row>
              <table:table-cell office:value-type="float" office:value="1.45908649483081">
                <text:p>1.45908649483081</text:p>
              </table:table-cell>
              <table:table-cell office:value-type="float" office:value="4.3020278081545">
                <text:p>4.3020278081545</text:p>
              </table:table-cell>
              <table:table-cell office:value-type="float" office:value="1.45908649483081">
                <text:p>1.45908649483081</text:p>
              </table:table-cell>
            </table:table-row>
            <table:table-row>
              <table:table-cell office:value-type="float" office:value="2.43026691298909">
                <text:p>2.43026691298909</text:p>
              </table:table-cell>
              <table:table-cell office:value-type="float" office:value="11.361914317824">
                <text:p>11.361914317824</text:p>
              </table:table-cell>
              <table:table-cell office:value-type="float" office:value="2.43026691298909">
                <text:p>2.43026691298909</text:p>
              </table:table-cell>
            </table:table-row>
            <table:table-row>
              <table:table-cell office:value-type="float" office:value="2.66930214171514">
                <text:p>2.66930214171514</text:p>
              </table:table-cell>
              <table:table-cell office:value-type="float" office:value="14.429895656028">
                <text:p>14.429895656028</text:p>
              </table:table-cell>
              <table:table-cell office:value-type="float" office:value="2.66930214171514">
                <text:p>2.66930214171514</text:p>
              </table:table-cell>
            </table:table-row>
            <table:table-row>
              <table:table-cell office:value-type="float" office:value="2.87973721142245">
                <text:p>2.87973721142245</text:p>
              </table:table-cell>
              <table:table-cell office:value-type="float" office:value="17.809592407157">
                <text:p>17.809592407157</text:p>
              </table:table-cell>
              <table:table-cell office:value-type="float" office:value="2.87973721142245">
                <text:p>2.87973721142245</text:p>
              </table:table-cell>
            </table:table-row>
            <table:table-row>
              <table:table-cell office:value-type="float" office:value="3.18797312993481">
                <text:p>3.18797312993481</text:p>
              </table:table-cell>
              <table:table-cell office:value-type="float" office:value="24.2392478137756">
                <text:p>24.2392478137756</text:p>
              </table:table-cell>
              <table:table-cell office:value-type="float" office:value="3.18797312993481">
                <text:p>3.18797312993481</text:p>
              </table:table-cell>
            </table:table-row>
            <table:table-row>
              <table:table-cell office:value-type="float" office:value="3.4884168411358">
                <text:p>3.4884168411358</text:p>
              </table:table-cell>
              <table:table-cell office:value-type="float" office:value="32.7340834080441">
                <text:p>32.7340834080441</text:p>
              </table:table-cell>
              <table:table-cell office:value-type="float" office:value="3.4884168411358">
                <text:p>3.4884168411358</text:p>
              </table:table-cell>
            </table:table-row>
            <table:table-row>
              <table:table-cell office:value-type="float" office:value="3.8135967427288">
                <text:p>3.8135967427288</text:p>
              </table:table-cell>
              <table:table-cell office:value-type="float" office:value="45.3131257751075">
                <text:p>45.3131257751075</text:p>
              </table:table-cell>
              <table:table-cell office:value-type="float" office:value="3.8135967427288">
                <text:p>3.8135967427288</text:p>
              </table:table-cell>
            </table:table-row>
            <table:table-row>
              <table:table-cell office:value-type="float" office:value="4.12067909187665">
                <text:p>4.12067909187665</text:p>
              </table:table-cell>
              <table:table-cell office:value-type="float" office:value="61.6010608435045">
                <text:p>61.6010608435045</text:p>
              </table:table-cell>
              <table:table-cell office:value-type="float" office:value="4.12067909187665">
                <text:p>4.12067909187665</text:p>
              </table:table-cell>
            </table:table-row>
            <table:table-row>
              <table:table-cell office:value-type="float" office:value="4.23585161045474">
                <text:p>4.23585161045474</text:p>
              </table:table-cell>
              <table:table-cell office:value-type="float" office:value="69.1205174314188">
                <text:p>69.1205174314188</text:p>
              </table:table-cell>
              <table:table-cell office:value-type="float" office:value="4.23585161045474">
                <text:p>4.23585161045474</text:p>
              </table:table-cell>
            </table:table-row>
            <table:table-row>
              <table:table-cell office:value-type="float" office:value="4.44047446633897">
                <text:p>4.44047446633897</text:p>
              </table:table-cell>
              <table:table-cell office:value-type="float" office:value="84.8151740737452">
                <text:p>84.8151740737452</text:p>
              </table:table-cell>
              <table:table-cell office:value-type="float" office:value="4.44047446633897">
                <text:p>4.44047446633897</text:p>
              </table:table-cell>
            </table:table-row>
            <table:table-row>
              <table:table-cell office:value-type="float" office:value="4.77656411061333">
                <text:p>4.77656411061333</text:p>
              </table:table-cell>
              <table:table-cell office:value-type="float" office:value="118.695822901526">
                <text:p>118.695822901526</text:p>
              </table:table-cell>
              <table:table-cell office:value-type="float" office:value="4.77656411061333">
                <text:p>4.77656411061333</text:p>
              </table:table-cell>
            </table:table-row>
            <table:table-row>
              <table:table-cell office:value-type="float" office:value="5.02079819463016">
                <text:p>5.02079819463016</text:p>
              </table:table-cell>
              <table:table-cell office:value-type="float" office:value="151.532207729704">
                <text:p>151.532207729704</text:p>
              </table:table-cell>
              <table:table-cell office:value-type="float" office:value="5.02079819463016">
                <text:p>5.02079819463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8f48d515416608e3a835360314dac7e47fd0b8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